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2.9839in"/>
    </style:style>
    <style:style style:name="co7" style:family="table-column">
      <style:table-column-properties fo:break-before="auto" style:column-width="4.0134in"/>
    </style:style>
    <style:style style:name="co8" style:family="table-column">
      <style:table-column-properties fo:break-before="auto" style:column-width="1.7075in"/>
    </style:style>
    <style:style style:name="co9" style:family="table-column">
      <style:table-column-properties fo:break-before="auto" style:column-width="1.2575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2.0083in"/>
    </style:style>
    <style:style style:name="co12" style:family="table-column">
      <style:table-column-properties fo:break-before="auto" style:column-width="1.0429in"/>
    </style:style>
    <style:style style:name="co13" style:family="table-column">
      <style:table-column-properties fo:break-before="auto" style:column-width="0.7862in"/>
    </style:style>
    <style:style style:name="co14" style:family="table-column">
      <style:table-column-properties fo:break-before="auto" style:column-width="0.3457in"/>
    </style:style>
    <style:style style:name="co15" style:family="table-column">
      <style:table-column-properties fo:break-before="auto" style:column-width="0.8929in"/>
    </style:style>
    <style:style style:name="co16" style:family="table-column">
      <style:table-column-properties fo:break-before="auto" style:column-width="1.0646in"/>
    </style:style>
    <style:style style:name="co17" style:family="table-column">
      <style:table-column-properties fo:break-before="auto" style:column-width="0.6783in"/>
    </style:style>
    <style:style style:name="co18" style:family="table-column">
      <style:table-column-properties fo:break-before="auto" style:column-width="0.8071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2.9193in"/>
    </style:style>
    <style:style style:name="co21" style:family="table-column">
      <style:table-column-properties fo:break-before="auto" style:column-width="0.5071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beta_T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response_typ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inference_class</text:p>
          </table:table-cell>
          <table:table-cell office:value-type="string" calcext:value-type="string">
            <text:p>function_run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uration_time_sec</text:p>
          </table:table-cell>
          <table:table-cell office:value-type="string" calcext:value-type="string">
            <text:p>result_1</text:p>
          </table:table-cell>
          <table:table-cell office:value-type="string" calcext:value-type="string">
            <text:p>result_2</text:p>
          </table:table-cell>
          <table:table-cell office:value-type="string" calcext:value-type="string">
            <text:p>beta_T_in_confidence_interval</text:p>
          </table:table-cell>
          <table:table-cell office:value-type="string" calcext:value-type="string">
            <text:p>error_message</text:p>
          </table:table-cell>
          <table:table-cell office:value-type="string" calcext:value-type="string">
            <text:p>run_row_i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val_epsilon</text:p>
          </table:table-cell>
          <table:table-cell office:value-type="string" calcext:value-type="string">
            <text:p>prob_censoring</text:p>
          </table:table-cell>
          <table:table-cell office:value-type="string" calcext:value-type="string">
            <text:p>sd_noise</text:p>
          </table:table-cell>
          <table:table-cell office:value-type="string" calcext:value-type="string">
            <text:p>num_cores</text:p>
          </table:table-cell>
          <table:table-cell office:value-type="string" calcext:value-type="string">
            <text:p>dataset_n_rows</text:p>
          </table:table-cell>
          <table:table-cell office:value-type="string" calcext:value-type="string">
            <text:p>dataset_n_col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GehanWilcox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0:03:37 EDT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89196950372756" calcext:value-type="float">
            <text:p>0.0058919695037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GehanWilcox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0:03:37 EDT</text:p>
          </table:table-cell>
          <table:table-cell office:value-type="float" office:value="0.006" calcext:value-type="float">
            <text:p>0.006</text:p>
          </table:table-cell>
          <table:table-cell office:value-type="float" office:value="0.668" calcext:value-type="float">
            <text:p>0.66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67932002519018" calcext:value-type="float">
            <text:p>0.6679320025190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GehanWilcox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0:03:37 EDT</text:p>
          </table:table-cell>
          <table:table-cell office:value-type="float" office:value="0.04" calcext:value-type="float">
            <text:p>0.04</text:p>
          </table:table-cell>
          <table:table-cell office:value-type="float" office:value="-0.115" calcext:value-type="float">
            <text:p>-0.115</text:p>
          </table:table-cell>
          <table:table-cell office:value-type="float" office:value="0.127" calcext:value-type="float">
            <text:p>0.12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15214905993153 0.1269988450006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GehanWilcox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0:03:41 EDT</text:p>
          </table:table-cell>
          <table:table-cell office:value-type="float" office:value="3.762" calcext:value-type="float">
            <text:p>3.7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GehanWilcox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0:03:42 EDT</text:p>
          </table:table-cell>
          <table:table-cell office:value-type="float" office:value="1.697" calcext:value-type="float">
            <text:p>1.697</text:p>
          </table:table-cell>
          <table:table-cell office:value-type="float" office:value="-0.146" calcext:value-type="float">
            <text:p>-0.146</text:p>
          </table:table-cell>
          <table:table-cell office:value-type="float" office:value="0.11" calcext:value-type="float">
            <text:p>0.1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45662039770807 0.110020383199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GehanWilcox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0:03:42 EDT</text:p>
          </table:table-cell>
          <table:table-cell office:value-type="float" office:value="0" calcext:value-type="float">
            <text:p>0</text:p>
          </table:table-cell>
          <table:table-cell office:value-type="float" office:value="0.943" calcext:value-type="float">
            <text:p>0.94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43019943019943" calcext:value-type="float">
            <text:p>0.9430199430199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GehanWilcox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7 10:03:46 EDT</text:p>
          </table:table-cell>
          <table:table-cell office:value-type="float" office:value="3.719" calcext:value-type="float">
            <text:p>3.7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GehanWilcox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7 10:03:50 EDT</text:p>
          </table:table-cell>
          <table:table-cell office:value-type="float" office:value="4.38" calcext:value-type="float">
            <text:p>4.38</text:p>
          </table:table-cell>
          <table:table-cell office:value-type="float" office:value="0.997" calcext:value-type="float">
            <text:p>0.99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97150997150997" calcext:value-type="float">
            <text:p>0.99715099715099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GehanWilcox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7 10:03:54 EDT</text:p>
          </table:table-cell>
          <table:table-cell office:value-type="float" office:value="3.817" calcext:value-type="float">
            <text:p>3.817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GehanWilcox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0:03:55 EDT</text:p>
          </table:table-cell>
          <table:table-cell office:value-type="float" office:value="0.298" calcext:value-type="float">
            <text:p>0.298</text:p>
          </table:table-cell>
          <table:table-cell office:value-type="float" office:value="0.251" calcext:value-type="float">
            <text:p>0.25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50712250712251" calcext:value-type="float">
            <text:p>0.2507122507122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LogRank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0:03:55 EDT</text:p>
          </table:table-cell>
          <table:table-cell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19405122376163" calcext:value-type="float">
            <text:p>0.1194051223761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LogRank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0:03:55 EDT</text:p>
          </table:table-cell>
          <table:table-cell office:value-type="float" office:value="0.017" calcext:value-type="float">
            <text:p>0.017</text:p>
          </table:table-cell>
          <table:table-cell office:value-type="float" office:value="0.394" calcext:value-type="float">
            <text:p>0.39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93643894065786" calcext:value-type="float">
            <text:p>0.3936438940657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LogRank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0:03:55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149" calcext:value-type="float">
            <text:p>-0.149</text:p>
          </table:table-cell>
          <table:table-cell office:value-type="float" office:value="0.388" calcext:value-type="float">
            <text:p>0.38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49110459579843 0.3879207043321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LogRank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0:03:57 EDT</text:p>
          </table:table-cell>
          <table:table-cell office:value-type="float" office:value="2.211" calcext:value-type="float">
            <text:p>2.2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LogRank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0:03:58 EDT</text:p>
          </table:table-cell>
          <table:table-cell office:value-type="float" office:value="1.11" calcext:value-type="float">
            <text:p>1.11</text:p>
          </table:table-cell>
          <table:table-cell office:value-type="float" office:value="-0.134" calcext:value-type="float">
            <text:p>-0.134</text:p>
          </table:table-cell>
          <table:table-cell office:value-type="float" office:value="0.384" calcext:value-type="float">
            <text:p>0.38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34390608458127 0.3838222710955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LogRank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0:03:58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396" calcext:value-type="float">
            <text:p>0.39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96011396011396" calcext:value-type="float">
            <text:p>0.3960113960113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LogRank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7 10:04:00 EDT</text:p>
          </table:table-cell>
          <table:table-cell office:value-type="float" office:value="2.263" calcext:value-type="float">
            <text:p>2.2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LogRank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7 10:04:03 EDT</text:p>
          </table:table-cell>
          <table:table-cell office:value-type="float" office:value="3.101" calcext:value-type="float">
            <text:p>3.101</text:p>
          </table:table-cell>
          <table:table-cell office:value-type="float" office:value="0.376" calcext:value-type="float">
            <text:p>0.37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76068376068376" calcext:value-type="float">
            <text:p>0.37606837606837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LogRank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7 10:04:06 EDT</text:p>
          </table:table-cell>
          <table:table-cell office:value-type="float" office:value="3.126" calcext:value-type="float">
            <text:p>3.126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LogRank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0:04:07 EDT</text:p>
          </table:table-cell>
          <table:table-cell office:value-type="float" office:value="0.425" calcext:value-type="float">
            <text:p>0.425</text:p>
          </table:table-cell>
          <table:table-cell office:value-type="float" office:value="0.251" calcext:value-type="float">
            <text:p>0.25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50712250712251" calcext:value-type="float">
            <text:p>0.2507122507122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Restricted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0:04:0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133" calcext:value-type="float">
            <text:p>-0.133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32916160289748" calcext:value-type="float">
            <text:p>-0.1329161602897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Restricted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0:04:07 EDT</text:p>
          </table:table-cell>
          <table:table-cell office:value-type="float" office:value="0" calcext:value-type="float">
            <text:p>0</text:p>
          </table:table-cell>
          <table:table-cell office:value-type="float" office:value="0.399" calcext:value-type="float">
            <text:p>0.399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99207596011116" calcext:value-type="float">
            <text:p>0.3992075960111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Restricted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0:04:0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442" calcext:value-type="float">
            <text:p>-0.442</text:p>
          </table:table-cell>
          <table:table-cell office:value-type="float" office:value="0.176" calcext:value-type="float">
            <text:p>0.17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41930831654668 0.1760985110751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Restricted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0:04:10 EDT</text:p>
          </table:table-cell>
          <table:table-cell office:value-type="float" office:value="2.814" calcext:value-type="float">
            <text:p>2.8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Restricted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0:04:11 EDT</text:p>
          </table:table-cell>
          <table:table-cell office:value-type="float" office:value="1.473" calcext:value-type="float">
            <text:p>1.473</text:p>
          </table:table-cell>
          <table:table-cell office:value-type="float" office:value="-0.418" calcext:value-type="float">
            <text:p>-0.418</text:p>
          </table:table-cell>
          <table:table-cell office:value-type="float" office:value="0.234" calcext:value-type="float">
            <text:p>0.23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18370110695518 0.2335220024992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Restricted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0:04:11 EDT</text:p>
          </table:table-cell>
          <table:table-cell office:value-type="float" office:value="0" calcext:value-type="float">
            <text:p>0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38746438746439" calcext:value-type="float">
            <text:p>0.4387464387464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RestrictedMeanDiff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7 10:04:14 EDT</text:p>
          </table:table-cell>
          <table:table-cell office:value-type="float" office:value="3.199" calcext:value-type="float">
            <text:p>3.1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RestrictedMeanDiff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7 10:04:18 EDT</text:p>
          </table:table-cell>
          <table:table-cell office:value-type="float" office:value="3.591" calcext:value-type="float">
            <text:p>3.591</text:p>
          </table:table-cell>
          <table:table-cell office:value-type="float" office:value="0.416" calcext:value-type="float">
            <text:p>0.416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15954415954416" calcext:value-type="float">
            <text:p>0.4159544159544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RestrictedMeanDiff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7 10:04:22 EDT</text:p>
          </table:table-cell>
          <table:table-cell office:value-type="float" office:value="3.931" calcext:value-type="float">
            <text:p>3.931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Restricted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0:04:22 EDT</text:p>
          </table:table-cell>
          <table:table-cell office:value-type="float" office:value="0.506" calcext:value-type="float">
            <text:p>0.506</text:p>
          </table:table-cell>
          <table:table-cell office:value-type="float" office:value="0.251" calcext:value-type="float">
            <text:p>0.25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50712250712251" calcext:value-type="float">
            <text:p>0.2507122507122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KM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0:04:22 EDT</text:p>
          </table:table-cell>
          <table:table-cell office:value-type="float" office:value="0" calcext:value-type="float">
            <text:p>0</text:p>
          </table:table-cell>
          <table:table-cell office:value-type="float" office:value="-0.081" calcext:value-type="float">
            <text:p>-0.08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813553868714553" calcext:value-type="float">
            <text:p>-0.0813553868714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KM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0:04:22 EDT</text:p>
          </table:table-cell>
          <table:table-cell office:value-type="float" office:value="0.004" calcext:value-type="float">
            <text:p>0.004</text:p>
          </table:table-cell>
          <table:table-cell office:value-type="float" office:value="0.394" calcext:value-type="float">
            <text:p>0.39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93643894065783" calcext:value-type="float">
            <text:p>0.3936438940657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KM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0:04:22 EDT</text:p>
          </table:table-cell>
          <table:table-cell office:value-type="float" office:value="0.012" calcext:value-type="float">
            <text:p>0.012</text:p>
          </table:table-cell>
          <table:table-cell office:value-type="float" office:value="-0.53" calcext:value-type="float">
            <text:p>-0.53</text:p>
          </table:table-cell>
          <table:table-cell office:value-type="float" office:value="0.299" calcext:value-type="float">
            <text:p>0.29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3031561978624 0.2988057188149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KM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0:04:26 EDT</text:p>
          </table:table-cell>
          <table:table-cell office:value-type="float" office:value="3.342" calcext:value-type="float">
            <text:p>3.3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KM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0:04:27 EDT</text:p>
          </table:table-cell>
          <table:table-cell office:value-type="float" office:value="1.648" calcext:value-type="float">
            <text:p>1.648</text:p>
          </table:table-cell>
          <table:table-cell office:value-type="float" office:value="-0.513" calcext:value-type="float">
            <text:p>-0.513</text:p>
          </table:table-cell>
          <table:table-cell office:value-type="float" office:value="0.217" calcext:value-type="float">
            <text:p>0.21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12864135873365 0.2171571556492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KM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0:04:2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621" calcext:value-type="float">
            <text:p>0.621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21082621082621" calcext:value-type="float">
            <text:p>0.6210826210826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KMDiff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7 10:04:29 EDT</text:p>
          </table:table-cell>
          <table:table-cell office:value-type="float" office:value="1.843" calcext:value-type="float">
            <text:p>1.8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KMDiff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7 10:04:32 EDT</text:p>
          </table:table-cell>
          <table:table-cell office:value-type="float" office:value="2.244" calcext:value-type="float">
            <text:p>2.244</text:p>
          </table:table-cell>
          <table:table-cell office:value-type="float" office:value="0.65" calcext:value-type="float">
            <text:p>0.6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4957264957265" calcext:value-type="float">
            <text:p>0.649572649572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KMDiff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7 10:04:34 EDT</text:p>
          </table:table-cell>
          <table:table-cell office:value-type="float" office:value="2.57" calcext:value-type="float">
            <text:p>2.57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KM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0:04:34 EDT</text:p>
          </table:table-cell>
          <table:table-cell office:value-type="float" office:value="0.379" calcext:value-type="float">
            <text:p>0.379</text:p>
          </table:table-cell>
          <table:table-cell office:value-type="float" office:value="0.251" calcext:value-type="float">
            <text:p>0.25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50712250712251" calcext:value-type="float">
            <text:p>0.2507122507122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Weibull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0:04:35 EDT</text:p>
          </table:table-cell>
          <table:table-cell office:value-type="float" office:value="0.008" calcext:value-type="float">
            <text:p>0.008</text:p>
          </table:table-cell>
          <table:table-cell office:value-type="float" office:value="-0.133" calcext:value-type="float">
            <text:p>-0.133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33250686524056" calcext:value-type="float">
            <text:p>-0.1332506865240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Weibull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0:04:35 EDT</text:p>
          </table:table-cell>
          <table:table-cell office:value-type="float" office:value="0.034" calcext:value-type="float">
            <text:p>0.034</text:p>
          </table:table-cell>
          <table:table-cell office:value-type="float" office:value="0.299" calcext:value-type="float">
            <text:p>0.299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99326445982672" calcext:value-type="float">
            <text:p>0.2993264459826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Weibull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0:04:35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385" calcext:value-type="float">
            <text:p>-0.385</text:p>
          </table:table-cell>
          <table:table-cell office:value-type="float" office:value="0.118" calcext:value-type="float">
            <text:p>0.11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84885584214848 0.1183842111667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Weibull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0:04:39 EDT</text:p>
          </table:table-cell>
          <table:table-cell office:value-type="float" office:value="4.92" calcext:value-type="float">
            <text:p>4.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Weibull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0:04:42 EDT</text:p>
          </table:table-cell>
          <table:table-cell office:value-type="float" office:value="2.43" calcext:value-type="float">
            <text:p>2.43</text:p>
          </table:table-cell>
          <table:table-cell office:value-type="float" office:value="-0.38" calcext:value-type="float">
            <text:p>-0.38</text:p>
          </table:table-cell>
          <table:table-cell office:value-type="float" office:value="0.112" calcext:value-type="float">
            <text:p>0.11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79937828963614 0.1118894198209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Weibull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0:04:42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265" calcext:value-type="float">
            <text:p>0.265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64957264957265" calcext:value-type="float">
            <text:p>0.2649572649572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Weibull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7 10:04:57 EDT</text:p>
          </table:table-cell>
          <table:table-cell office:value-type="float" office:value="15.155" calcext:value-type="float">
            <text:p>15.1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Weibull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7 10:05:11 EDT</text:p>
          </table:table-cell>
          <table:table-cell office:value-type="float" office:value="14.111" calcext:value-type="float">
            <text:p>14.111</text:p>
          </table:table-cell>
          <table:table-cell office:value-type="float" office:value="0.285" calcext:value-type="float">
            <text:p>0.285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84900284900285" calcext:value-type="float">
            <text:p>0.28490028490028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Weibull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7 10:05:24 EDT</text:p>
          </table:table-cell>
          <table:table-cell office:value-type="float" office:value="13.274" calcext:value-type="float">
            <text:p>13.274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Weibull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0:05:25 EDT</text:p>
          </table:table-cell>
          <table:table-cell office:value-type="float" office:value="0.362" calcext:value-type="float">
            <text:p>0.362</text:p>
          </table:table-cell>
          <table:table-cell office:value-type="float" office:value="0.251" calcext:value-type="float">
            <text:p>0.25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50712250712251" calcext:value-type="float">
            <text:p>0.2507122507122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Weibull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0:05:26 ED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Weibull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0:05:26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4.505" calcext:value-type="float">
            <text:p>-4.505</text:p>
          </table:table-cell>
          <table:table-cell office:value-type="float" office:value="-4.078" calcext:value-type="float">
            <text:p>-4.078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4.50459753598693 -4.078174118816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Weibull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0:06:42 EDT</text:p>
          </table:table-cell>
          <table:table-cell office:value-type="float" office:value="76.241" calcext:value-type="float">
            <text:p>76.241</text:p>
          </table:table-cell>
          <table:table-cell table:number-columns-repeated="2" office:value-type="float" office:value="0.034" calcext:value-type="float">
            <text:p>0.03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341880341880342 0.0341880341880342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Weibull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0:08:59 EDT</text:p>
          </table:table-cell>
          <table:table-cell office:value-type="float" office:value="136.454" calcext:value-type="float">
            <text:p>136.454</text:p>
          </table:table-cell>
          <table:table-cell table:number-columns-repeated="2" office:value-type="float" office:value="-6.339" calcext:value-type="float">
            <text:p>-6.339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6.3392429115929 -6.33924291159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Weibull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0:08:59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2" calcext:value-type="float">
            <text:p>0.012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117994100294985" calcext:value-type="float">
            <text:p>0.01179941002949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Weibull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7 10:15:28 EDT</text:p>
          </table:table-cell>
          <table:table-cell office:value-type="float" office:value="388.711" calcext:value-type="float">
            <text:p>388.711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666666666666667 0 0.6666666666666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Weibull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7 10:21:06 EDT</text:p>
          </table:table-cell>
          <table:table-cell office:value-type="float" office:value="338.281" calcext:value-type="float">
            <text:p>338.281</text:p>
          </table:table-cell>
          <table:table-cell office:value-type="float" office:value="0.291" calcext:value-type="float">
            <text:p>0.291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90598290598291" calcext:value-type="float">
            <text:p>0.2905982905982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Weibull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7 10:26:22 EDT</text:p>
          </table:table-cell>
          <table:table-cell office:value-type="float" office:value="315.691" calcext:value-type="float">
            <text:p>315.691</text:p>
          </table:table-cell>
          <table:table-cell office:value-type="float" office:value="0.634" calcext:value-type="float">
            <text:p>0.63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33663366336634" calcext:value-type="float">
            <text:p>0.6336633663366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Weibull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0:26:22 EDT</text:p>
          </table:table-cell>
          <table:table-cell office:value-type="float" office:value="0.309" calcext:value-type="float">
            <text:p>0.309</text:p>
          </table:table-cell>
          <table:table-cell office:value-type="float" office:value="0.251" calcext:value-type="float">
            <text:p>0.25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50712250712251" calcext:value-type="float">
            <text:p>0.2507122507122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DepCensTransform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0:26:22 EDT</text:p>
          </table:table-cell>
          <table:table-cell office:value-type="float" office:value="0.194" calcext:value-type="float">
            <text:p>0.194</text:p>
          </table:table-cell>
          <table:table-cell office:value-type="float" office:value="-0.014" calcext:value-type="float">
            <text:p>-0.014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13715809161638" calcext:value-type="float">
            <text:p>-0.0137158091616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DepCensTransform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0:26:22 EDT</text:p>
          </table:table-cell>
          <table:table-cell office:value-type="float" office:value="0" calcext:value-type="float">
            <text:p>0</text:p>
          </table:table-cell>
          <table:table-cell office:value-type="float" office:value="0.939" calcext:value-type="float">
            <text:p>0.939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38951718728253" calcext:value-type="float">
            <text:p>0.9389517187282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DepCensTransform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0:26:22 EDT</text:p>
          </table:table-cell>
          <table:table-cell office:value-type="float" office:value="0" calcext:value-type="float">
            <text:p>0</text:p>
          </table:table-cell>
          <table:table-cell office:value-type="float" office:value="-0.365" calcext:value-type="float">
            <text:p>-0.365</text:p>
          </table:table-cell>
          <table:table-cell office:value-type="float" office:value="0.337" calcext:value-type="float">
            <text:p>0.33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64719547147935 0.3372879288246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DepCensTransform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0:27:29 EDT</text:p>
          </table:table-cell>
          <table:table-cell office:value-type="float" office:value="66.842" calcext:value-type="float">
            <text:p>66.8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DepCensTransform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0:27:56 EDT</text:p>
          </table:table-cell>
          <table:table-cell office:value-type="float" office:value="27.06" calcext:value-type="float">
            <text:p>27.06</text:p>
          </table:table-cell>
          <table:table-cell office:value-type="float" office:value="-0.328" calcext:value-type="float">
            <text:p>-0.328</text:p>
          </table:table-cell>
          <table:table-cell office:value-type="float" office:value="0.342" calcext:value-type="float">
            <text:p>0.34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28150036152827 0.341562115618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DepCensTransform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0:27:56 EDT</text:p>
          </table:table-cell>
          <table:table-cell office:value-type="float" office:value="0" calcext:value-type="float">
            <text:p>0</text:p>
          </table:table-cell>
          <table:table-cell office:value-type="float" office:value="0.963" calcext:value-type="float">
            <text:p>0.963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62962962962963" calcext:value-type="float">
            <text:p>0.9629629629629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DepCensTransform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7 10:29:00 EDT</text:p>
          </table:table-cell>
          <table:table-cell office:value-type="float" office:value="64.03" calcext:value-type="float">
            <text:p>64.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DepCensTransform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7 10:30:05 EDT</text:p>
          </table:table-cell>
          <table:table-cell office:value-type="float" office:value="65.451" calcext:value-type="float">
            <text:p>65.451</text:p>
          </table:table-cell>
          <table:table-cell office:value-type="float" office:value="0.946" calcext:value-type="float">
            <text:p>0.94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45868945868946" calcext:value-type="float">
            <text:p>0.9458689458689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DepCensTransform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7 10:30:59 EDT</text:p>
          </table:table-cell>
          <table:table-cell office:value-type="float" office:value="53.297" calcext:value-type="float">
            <text:p>53.297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DepCensTransform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0:30:59 EDT</text:p>
          </table:table-cell>
          <table:table-cell office:value-type="float" office:value="0.279" calcext:value-type="float">
            <text:p>0.279</text:p>
          </table:table-cell>
          <table:table-cell office:value-type="float" office:value="0.251" calcext:value-type="float">
            <text:p>0.251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50712250712251" calcext:value-type="float">
            <text:p>0.2507122507122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DepCensTransform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0:34:03 EDT</text:p>
          </table:table-cell>
          <table:table-cell office:value-type="float" office:value="184.155" calcext:value-type="float">
            <text:p>184.155</text:p>
          </table:table-cell>
          <table:table-cell office:value-type="float" office:value="-0.07" calcext:value-type="float">
            <text:p>-0.07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702266215066903" calcext:value-type="float">
            <text:p>-0.070226621506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DepCensTransform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0:34:03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087" calcext:value-type="float">
            <text:p>0.087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870358172612224" calcext:value-type="float">
            <text:p>0.087035817261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DepCensTransform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0:34:03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151" calcext:value-type="float">
            <text:p>-0.151</text:p>
          </table:table-cell>
          <table:table-cell office:value-type="float" office:value="0.01" calcext:value-type="float">
            <text:p>0.0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50660232782898 0.01020698976951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DepCensTransform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8 05:12:00 EDT</text:p>
          </table:table-cell>
          <table:table-cell office:value-type="float" office:value="40049.199" calcext:value-type="float">
            <text:p>40049.199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199430199430199 0.0199430199430199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DepCensTransform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8 10:17:01 EDT</text:p>
          </table:table-cell>
          <table:table-cell office:value-type="float" office:value="18301.543" calcext:value-type="float">
            <text:p>18301.543</text:p>
          </table:table-cell>
          <table:table-cell office:value-type="float" office:value="-0.555" calcext:value-type="float">
            <text:p>-0.555</text:p>
          </table:table-cell>
          <table:table-cell office:value-type="float" office:value="0.35" calcext:value-type="float">
            <text:p>0.3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54783014630629 0.3503382403442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DepCensTransform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8 10:17:01 EDT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DepCensTransform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01:27:32 EDT</text:p>
          </table:table-cell>
          <table:table-cell office:value-type="float" office:value="7377.879" calcext:value-type="float">
            <text:p>7377.8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Weibull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42:11 EDT</text:p>
          </table:table-cell>
          <table:table-cell office:value-type="float" office:value="8.795" calcext:value-type="float">
            <text:p>8.795</text:p>
          </table:table-cell>
          <table:table-cell office:value-type="float" office:value="-0.09" calcext:value-type="float">
            <text:p>-0.09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899532793941026" calcext:value-type="float">
            <text:p>-0.0899532793941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DepCensTransform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1:45:10 EDT</text:p>
          </table:table-cell>
          <table:table-cell office:value-type="float" office:value="7378.152" calcext:value-type="float">
            <text:p>7378.152</text:p>
          </table:table-cell>
          <table:table-cell office:value-type="float" office:value="0.57" calcext:value-type="float">
            <text:p>0.57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6980056980057" calcext:value-type="float">
            <text:p>0.569800569800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DepCensTransform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5:05:08 EDT</text:p>
          </table:table-cell>
          <table:table-cell office:value-type="float" office:value="11998.808" calcext:value-type="float">
            <text:p>11998.808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DepCensTransform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5:05:09 EDT</text:p>
          </table:table-cell>
          <table:table-cell office:value-type="float" office:value="0.336" calcext:value-type="float">
            <text:p>0.336</text:p>
          </table:table-cell>
          <table:table-cell office:value-type="float" office:value="0.353" calcext:value-type="float">
            <text:p>0.353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53276353276353" calcext:value-type="float">
            <text:p>0.3532763532763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CoxPH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5:05:09 EDT</text:p>
          </table:table-cell>
          <table:table-cell office:value-type="float" office:value="0.015" calcext:value-type="float">
            <text:p>0.015</text:p>
          </table:table-cell>
          <table:table-cell office:value-type="float" office:value="0.165" calcext:value-type="float">
            <text:p>0.165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64584444715612" calcext:value-type="float">
            <text:p>0.1645844447156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CoxPH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5:05:09 EDT</text:p>
          </table:table-cell>
          <table:table-cell office:value-type="float" office:value="0.03" calcext:value-type="float">
            <text:p>0.03</text:p>
          </table:table-cell>
          <table:table-cell office:value-type="float" office:value="0.394" calcext:value-type="float">
            <text:p>0.39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9416929128525" calcext:value-type="float">
            <text:p>0.394169291285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CoxPH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5:05:09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214" calcext:value-type="float">
            <text:p>-0.214</text:p>
          </table:table-cell>
          <table:table-cell office:value-type="float" office:value="0.543" calcext:value-type="float">
            <text:p>0.54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13994222747465 0.5431631121786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CoxPH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5:05:10 EDT</text:p>
          </table:table-cell>
          <table:table-cell office:value-type="float" office:value="1.013" calcext:value-type="float">
            <text:p>1.0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CoxPH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5:05:12 EDT</text:p>
          </table:table-cell>
          <table:table-cell office:value-type="float" office:value="1.736" calcext:value-type="float">
            <text:p>1.736</text:p>
          </table:table-cell>
          <table:table-cell office:value-type="float" office:value="-0.202" calcext:value-type="float">
            <text:p>-0.202</text:p>
          </table:table-cell>
          <table:table-cell office:value-type="float" office:value="0.594" calcext:value-type="float">
            <text:p>0.59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0226952103334 0.5935232786883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CoxPH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5:05:13 EDT</text:p>
          </table:table-cell>
          <table:table-cell office:value-type="float" office:value="1.675" calcext:value-type="float">
            <text:p>1.675</text:p>
          </table:table-cell>
          <table:table-cell office:value-type="float" office:value="0.391" calcext:value-type="float">
            <text:p>0.3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9050057890586" calcext:value-type="float">
            <text:p>0.390500578905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CoxPH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5:05:17 EDT</text:p>
          </table:table-cell>
          <table:table-cell office:value-type="float" office:value="3.59" calcext:value-type="float">
            <text:p>3.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CoxPH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5:05:21 EDT</text:p>
          </table:table-cell>
          <table:table-cell office:value-type="float" office:value="4.247" calcext:value-type="float">
            <text:p>4.247</text:p>
          </table:table-cell>
          <table:table-cell office:value-type="float" office:value="0.387" calcext:value-type="float">
            <text:p>0.38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87464387464387" calcext:value-type="float">
            <text:p>0.3874643874643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CoxPH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5:05:26 EDT</text:p>
          </table:table-cell>
          <table:table-cell office:value-type="float" office:value="4.6" calcext:value-type="float">
            <text:p>4.6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CoxPH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5:05:26 EDT</text:p>
          </table:table-cell>
          <table:table-cell office:value-type="float" office:value="0.44" calcext:value-type="float">
            <text:p>0.44</text:p>
          </table:table-cell>
          <table:table-cell office:value-type="float" office:value="0.353" calcext:value-type="float">
            <text:p>0.353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53276353276353" calcext:value-type="float">
            <text:p>0.3532763532763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CoxPH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5:05:26 EDT</text:p>
          </table:table-cell>
          <table:table-cell office:value-type="float" office:value="0.032" calcext:value-type="float">
            <text:p>0.032</text:p>
          </table:table-cell>
          <table:table-cell office:value-type="float" office:value="0.35" calcext:value-type="float">
            <text:p>0.35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49888690569606" calcext:value-type="float">
            <text:p>0.3498886905696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CoxPH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5:05:26 EDT</text:p>
          </table:table-cell>
          <table:table-cell office:value-type="float" office:value="0" calcext:value-type="float">
            <text:p>0</text:p>
          </table:table-cell>
          <table:table-cell office:value-type="float" office:value="0.129" calcext:value-type="float">
            <text:p>0.129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28559001407047" calcext:value-type="float">
            <text:p>0.1285590014070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CoxPH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5:05:26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101" calcext:value-type="float">
            <text:p>-0.101</text:p>
          </table:table-cell>
          <table:table-cell office:value-type="float" office:value="0.801" calcext:value-type="float">
            <text:p>0.80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01331994972947 0.8011093761121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CoxPH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5:05:35 EDT</text:p>
          </table:table-cell>
          <table:table-cell office:value-type="float" office:value="8.764" calcext:value-type="float">
            <text:p>8.7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CoxPH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5:05:41 EDT</text:p>
          </table:table-cell>
          <table:table-cell office:value-type="float" office:value="5.99" calcext:value-type="float">
            <text:p>5.99</text:p>
          </table:table-cell>
          <table:table-cell office:value-type="float" office:value="-0.27" calcext:value-type="float">
            <text:p>-0.27</text:p>
          </table:table-cell>
          <table:table-cell office:value-type="float" office:value="3.122" calcext:value-type="float">
            <text:p>3.12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69877824196231 3.121658893068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CoxPH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5:05:46 EDT</text:p>
          </table:table-cell>
          <table:table-cell office:value-type="float" office:value="5.243" calcext:value-type="float">
            <text:p>5.243</text:p>
          </table:table-cell>
          <table:table-cell office:value-type="float" office:value="0.199" calcext:value-type="float">
            <text:p>0.199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98654342252406" calcext:value-type="float">
            <text:p>0.1986543422524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CoxPH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5:05:59 EDT</text:p>
          </table:table-cell>
          <table:table-cell office:value-type="float" office:value="12.45" calcext:value-type="float">
            <text:p>12.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CoxPH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5:06:12 EDT</text:p>
          </table:table-cell>
          <table:table-cell office:value-type="float" office:value="13.156" calcext:value-type="float">
            <text:p>13.156</text:p>
          </table:table-cell>
          <table:table-cell office:value-type="float" office:value="0.467" calcext:value-type="float">
            <text:p>0.467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67236467236467" calcext:value-type="float">
            <text:p>0.4672364672364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CoxPH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5:06:25 EDT</text:p>
          </table:table-cell>
          <table:table-cell office:value-type="float" office:value="13.618" calcext:value-type="float">
            <text:p>13.618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CoxPH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5:06:26 EDT</text:p>
          </table:table-cell>
          <table:table-cell office:value-type="float" office:value="0.473" calcext:value-type="float">
            <text:p>0.473</text:p>
          </table:table-cell>
          <table:table-cell office:value-type="float" office:value="0.353" calcext:value-type="float">
            <text:p>0.353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53276353276353" calcext:value-type="float">
            <text:p>0.3532763532763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StratCoxPH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5:06:26 EDT</text:p>
          </table:table-cell>
          <table:table-cell office:value-type="float" office:value="0.01" calcext:value-type="float">
            <text:p>0.01</text:p>
          </table:table-cell>
          <table:table-cell office:value-type="float" office:value="0.22" calcext:value-type="float">
            <text:p>0.22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1961690776011" calcext:value-type="float">
            <text:p>0.219616907760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StratCoxPH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5:06:26 EDT</text:p>
          </table:table-cell>
          <table:table-cell office:value-type="float" office:value="0.027" calcext:value-type="float">
            <text:p>0.027</text:p>
          </table:table-cell>
          <table:table-cell office:value-type="float" office:value="0.272" calcext:value-type="float">
            <text:p>0.272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71708219257706" calcext:value-type="float">
            <text:p>0.2717082192577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StratCoxPH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5:06:26 EDT</text:p>
          </table:table-cell>
          <table:table-cell office:value-type="float" office:value="0" calcext:value-type="float">
            <text:p>0</text:p>
          </table:table-cell>
          <table:table-cell office:value-type="float" office:value="-0.172" calcext:value-type="float">
            <text:p>-0.172</text:p>
          </table:table-cell>
          <table:table-cell office:value-type="float" office:value="0.611" calcext:value-type="float">
            <text:p>0.61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72000465886831 0.6112342814070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StratCoxPH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5:06:29 EDT</text:p>
          </table:table-cell>
          <table:table-cell office:value-type="float" office:value="2.934" calcext:value-type="float">
            <text:p>2.9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StratCoxPH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5:06:31 EDT</text:p>
          </table:table-cell>
          <table:table-cell office:value-type="float" office:value="1.973" calcext:value-type="float">
            <text:p>1.973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653" calcext:value-type="float">
            <text:p>0.65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777987430862135 0.652849280911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StratCoxPH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5:06:33 EDT</text:p>
          </table:table-cell>
          <table:table-cell office:value-type="float" office:value="2.072" calcext:value-type="float">
            <text:p>2.072</text:p>
          </table:table-cell>
          <table:table-cell office:value-type="float" office:value="0.145" calcext:value-type="float">
            <text:p>0.145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44954181020573" calcext:value-type="float">
            <text:p>0.1449541810205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StratCoxPH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5:06:38 EDT</text:p>
          </table:table-cell>
          <table:table-cell office:value-type="float" office:value="5.002" calcext:value-type="float">
            <text:p>5.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StratCoxPH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5:06:43 EDT</text:p>
          </table:table-cell>
          <table:table-cell office:value-type="float" office:value="5.423" calcext:value-type="float">
            <text:p>5.423</text:p>
          </table:table-cell>
          <table:table-cell office:value-type="float" office:value="0.279" calcext:value-type="float">
            <text:p>0.279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79202279202279" calcext:value-type="float">
            <text:p>0.2792022792022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StratCoxPH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5:06:49 EDT</text:p>
          </table:table-cell>
          <table:table-cell office:value-type="float" office:value="6.118" calcext:value-type="float">
            <text:p>6.118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UniStratCoxPH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5:06:50 EDT</text:p>
          </table:table-cell>
          <table:table-cell office:value-type="float" office:value="0.487" calcext:value-type="float">
            <text:p>0.487</text:p>
          </table:table-cell>
          <table:table-cell office:value-type="float" office:value="0.353" calcext:value-type="float">
            <text:p>0.353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53276353276353" calcext:value-type="float">
            <text:p>0.3532763532763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StratCoxPH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5:06:50 EDT</text:p>
          </table:table-cell>
          <table:table-cell office:value-type="float" office:value="0.056" calcext:value-type="float">
            <text:p>0.056</text:p>
          </table:table-cell>
          <table:table-cell office:value-type="float" office:value="0.316" calcext:value-type="float">
            <text:p>0.316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16112798795933" calcext:value-type="float">
            <text:p>0.3161127987959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StratCoxPH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5:06:50 EDT</text:p>
          </table:table-cell>
          <table:table-cell office:value-type="float" office:value="0" calcext:value-type="float">
            <text:p>0</text:p>
          </table:table-cell>
          <table:table-cell office:value-type="float" office:value="0.197" calcext:value-type="float">
            <text:p>0.197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965508223539" calcext:value-type="float">
            <text:p>0.19655082235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StratCoxPH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5:06:50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796" calcext:value-type="float">
            <text:p>0.79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63637905879014 0.795863503470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StratCoxPH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5:07:09 EDT</text:p>
          </table:table-cell>
          <table:table-cell office:value-type="float" office:value="18.518" calcext:value-type="float">
            <text:p>18.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StratCoxPH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5:07:17 EDT</text:p>
          </table:table-cell>
          <table:table-cell office:value-type="float" office:value="8.821" calcext:value-type="float">
            <text:p>8.821</text:p>
          </table:table-cell>
          <table:table-cell office:value-type="float" office:value="-0.466" calcext:value-type="float">
            <text:p>-0.466</text:p>
          </table:table-cell>
          <table:table-cell office:value-type="float" office:value="1.389" calcext:value-type="float">
            <text:p>1.38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6639775881049 1.389012610564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StratCoxPH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5:07:26 EDT</text:p>
          </table:table-cell>
          <table:table-cell office:value-type="float" office:value="8.342" calcext:value-type="float">
            <text:p>8.342</text:p>
          </table:table-cell>
          <table:table-cell office:value-type="float" office:value="0.349" calcext:value-type="float">
            <text:p>0.349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49446187056841" calcext:value-type="float">
            <text:p>0.3494461870568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StratCoxPH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5:07:46 EDT</text:p>
          </table:table-cell>
          <table:table-cell office:value-type="float" office:value="19.883" calcext:value-type="float">
            <text:p>19.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StratCoxPH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5:08:07 EDT</text:p>
          </table:table-cell>
          <table:table-cell office:value-type="float" office:value="21.026" calcext:value-type="float">
            <text:p>21.026</text:p>
          </table:table-cell>
          <table:table-cell office:value-type="float" office:value="0.49" calcext:value-type="float">
            <text:p>0.49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9002849002849" calcext:value-type="float">
            <text:p>0.490028490028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StratCoxPH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5:08:27 EDT</text:p>
          </table:table-cell>
          <table:table-cell office:value-type="float" office:value="19.936" calcext:value-type="float">
            <text:p>19.936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SurvivalMultiStratCoxPH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5:08:27 EDT</text:p>
          </table:table-cell>
          <table:table-cell office:value-type="float" office:value="0.29" calcext:value-type="float">
            <text:p>0.29</text:p>
          </table:table-cell>
          <table:table-cell office:value-type="float" office:value="0.353" calcext:value-type="float">
            <text:p>0.353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53276353276353" calcext:value-type="float">
            <text:p>0.3532763532763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GehanWilcox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5:08:27 EDT</text:p>
          </table:table-cell>
          <table:table-cell office:value-type="float" office:value="0.007" calcext:value-type="float">
            <text:p>0.007</text:p>
          </table:table-cell>
          <table:table-cell office:value-type="float" office:value="0.104" calcext:value-type="float">
            <text:p>0.104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0434259097225" calcext:value-type="float">
            <text:p>0.104342590972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GehanWilcox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5:08:27 EDT</text:p>
          </table:table-cell>
          <table:table-cell office:value-type="float" office:value="0.003" calcext:value-type="float">
            <text:p>0.003</text:p>
          </table:table-cell>
          <table:table-cell office:value-type="float" office:value="0.179" calcext:value-type="float">
            <text:p>0.179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79273670171402" calcext:value-type="float">
            <text:p>0.1792736701714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GehanWilcox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5:08:27 EDT</text:p>
          </table:table-cell>
          <table:table-cell office:value-type="float" office:value="0.042" calcext:value-type="float">
            <text:p>0.042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223" calcext:value-type="float">
            <text:p>0.22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147273962702708 0.2234125782147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GehanWilcox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5:08:29 EDT</text:p>
          </table:table-cell>
          <table:table-cell office:value-type="float" office:value="1.447" calcext:value-type="float">
            <text:p>1.4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GehanWilcox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5:08:30 EDT</text:p>
          </table:table-cell>
          <table:table-cell office:value-type="float" office:value="1.683" calcext:value-type="float">
            <text:p>1.683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234" calcext:value-type="float">
            <text:p>0.23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284516023411921 0.23412037786389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GehanWilcox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5:08:32 EDT</text:p>
          </table:table-cell>
          <table:table-cell office:value-type="float" office:value="1.709" calcext:value-type="float">
            <text:p>1.709</text:p>
          </table:table-cell>
          <table:table-cell office:value-type="float" office:value="0.133" calcext:value-type="float">
            <text:p>0.133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33361205128416" calcext:value-type="float">
            <text:p>0.1333612051284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GehanWilcox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5:08:36 EDT</text:p>
          </table:table-cell>
          <table:table-cell office:value-type="float" office:value="4.051" calcext:value-type="float">
            <text:p>4.0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GehanWilcox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5:08:41 EDT</text:p>
          </table:table-cell>
          <table:table-cell office:value-type="float" office:value="4.44" calcext:value-type="float">
            <text:p>4.44</text:p>
          </table:table-cell>
          <table:table-cell office:value-type="float" office:value="0.074" calcext:value-type="float">
            <text:p>0.074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740740740740741" calcext:value-type="float">
            <text:p>0.0740740740740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GehanWilcox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5:08:45 EDT</text:p>
          </table:table-cell>
          <table:table-cell office:value-type="float" office:value="4.933" calcext:value-type="float">
            <text:p>4.933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GehanWilcox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5:08:46 EDT</text:p>
          </table:table-cell>
          <table:table-cell office:value-type="float" office:value="0.447" calcext:value-type="float">
            <text:p>0.447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18518518518518" calcext:value-type="float">
            <text:p>0.5185185185185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LogRank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5:08:46 EDT</text:p>
          </table:table-cell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21609030523398" calcext:value-type="float">
            <text:p>0.1216090305233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LogRank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5:08:46 EDT</text:p>
          </table:table-cell>
          <table:table-cell office:value-type="float" office:value="0.034" calcext:value-type="float">
            <text:p>0.034</text:p>
          </table:table-cell>
          <table:table-cell office:value-type="float" office:value="0.414" calcext:value-type="float">
            <text:p>0.414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13519389258047" calcext:value-type="float">
            <text:p>0.4135193892580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LogRank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5:08:46 EDT</text:p>
          </table:table-cell>
          <table:table-cell office:value-type="float" office:value="0" calcext:value-type="float">
            <text:p>0</text:p>
          </table:table-cell>
          <table:table-cell office:value-type="float" office:value="-0.168" calcext:value-type="float">
            <text:p>-0.168</text:p>
          </table:table-cell>
          <table:table-cell office:value-type="float" office:value="0.411" calcext:value-type="float">
            <text:p>0.41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68217111019133 0.4114351720659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LogRank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5:08:46 EDT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LogRank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5:08:48 EDT</text:p>
          </table:table-cell>
          <table:table-cell office:value-type="float" office:value="1.545" calcext:value-type="float">
            <text:p>1.545</text:p>
          </table:table-cell>
          <table:table-cell office:value-type="float" office:value="-0.163" calcext:value-type="float">
            <text:p>-0.163</text:p>
          </table:table-cell>
          <table:table-cell office:value-type="float" office:value="0.386" calcext:value-type="float">
            <text:p>0.38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63241950545777 0.3862646423258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LogRank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5:08:49 EDT</text:p>
          </table:table-cell>
          <table:table-cell office:value-type="float" office:value="0.939" calcext:value-type="float">
            <text:p>0.939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5614030252003" calcext:value-type="float">
            <text:p>0.4556140302520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LogRank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5:08:51 EDT</text:p>
          </table:table-cell>
          <table:table-cell office:value-type="float" office:value="2.141" calcext:value-type="float">
            <text:p>2.1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LogRank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5:08:53 EDT</text:p>
          </table:table-cell>
          <table:table-cell office:value-type="float" office:value="2.417" calcext:value-type="float">
            <text:p>2.417</text:p>
          </table:table-cell>
          <table:table-cell office:value-type="float" office:value="0.405" calcext:value-type="float">
            <text:p>0.405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04558404558405" calcext:value-type="float">
            <text:p>0.4045584045584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LogRank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5:08:56 EDT</text:p>
          </table:table-cell>
          <table:table-cell office:value-type="float" office:value="2.865" calcext:value-type="float">
            <text:p>2.865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LogRank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5:08:56 EDT</text:p>
          </table:table-cell>
          <table:table-cell office:value-type="float" office:value="0.392" calcext:value-type="float">
            <text:p>0.392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18518518518518" calcext:value-type="float">
            <text:p>0.5185185185185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Restricted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5:08:56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134" calcext:value-type="float">
            <text:p>-0.134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3443111503293" calcext:value-type="float">
            <text:p>-0.134431115032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Restricted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5:08:56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329" calcext:value-type="float">
            <text:p>0.329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29498473224526" calcext:value-type="float">
            <text:p>0.3294984732245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Restricted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5:08:56 EDT</text:p>
          </table:table-cell>
          <table:table-cell office:value-type="float" office:value="0" calcext:value-type="float">
            <text:p>0</text:p>
          </table:table-cell>
          <table:table-cell office:value-type="float" office:value="-0.405" calcext:value-type="float">
            <text:p>-0.405</text:p>
          </table:table-cell>
          <table:table-cell office:value-type="float" office:value="0.136" calcext:value-type="float">
            <text:p>0.13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04632638469569 0.1357704084037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Restricted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5:08:56 EDT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Restricted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5:08:58 EDT</text:p>
          </table:table-cell>
          <table:table-cell office:value-type="float" office:value="1.31" calcext:value-type="float">
            <text:p>1.31</text:p>
          </table:table-cell>
          <table:table-cell office:value-type="float" office:value="-0.404" calcext:value-type="float">
            <text:p>-0.404</text:p>
          </table:table-cell>
          <table:table-cell office:value-type="float" office:value="0.148" calcext:value-type="float">
            <text:p>0.14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04263719366613 0.1480735463846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Restricted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5:08:59 EDT</text:p>
          </table:table-cell>
          <table:table-cell office:value-type="float" office:value="1.377" calcext:value-type="float">
            <text:p>1.377</text:p>
          </table:table-cell>
          <table:table-cell office:value-type="float" office:value="0.353" calcext:value-type="float">
            <text:p>0.353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53164060447351" calcext:value-type="float">
            <text:p>0.3531640604473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RestrictedMeanDiff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5:09:02 EDT</text:p>
          </table:table-cell>
          <table:table-cell office:value-type="float" office:value="2.854" calcext:value-type="float">
            <text:p>2.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RestrictedMeanDiff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5:09:04 EDT</text:p>
          </table:table-cell>
          <table:table-cell office:value-type="float" office:value="2.145" calcext:value-type="float">
            <text:p>2.145</text:p>
          </table:table-cell>
          <table:table-cell office:value-type="float" office:value="0.325" calcext:value-type="float">
            <text:p>0.325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24786324786325" calcext:value-type="float">
            <text:p>0.3247863247863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RestrictedMeanDiff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5:09:07 EDT</text:p>
          </table:table-cell>
          <table:table-cell office:value-type="float" office:value="2.463" calcext:value-type="float">
            <text:p>2.463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Restricted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5:09:07 EDT</text:p>
          </table:table-cell>
          <table:table-cell office:value-type="float" office:value="0.395" calcext:value-type="float">
            <text:p>0.395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18518518518518" calcext:value-type="float">
            <text:p>0.5185185185185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KM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5:09:07 EDT</text:p>
          </table:table-cell>
          <table:table-cell office:value-type="float" office:value="0" calcext:value-type="float">
            <text:p>0</text:p>
          </table:table-cell>
          <table:table-cell office:value-type="float" office:value="-0.244" calcext:value-type="float">
            <text:p>-0.244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244045596142159" calcext:value-type="float">
            <text:p>-0.2440455961421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KM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5:09:07 EDT</text:p>
          </table:table-cell>
          <table:table-cell office:value-type="float" office:value="0.003" calcext:value-type="float">
            <text:p>0.003</text:p>
          </table:table-cell>
          <table:table-cell office:value-type="float" office:value="0.414" calcext:value-type="float">
            <text:p>0.414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13519389258048" calcext:value-type="float">
            <text:p>0.4135193892580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KM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5:09:07 EDT</text:p>
          </table:table-cell>
          <table:table-cell office:value-type="float" office:value="0.007" calcext:value-type="float">
            <text:p>0.007</text:p>
          </table:table-cell>
          <table:table-cell office:value-type="float" office:value="-0.533" calcext:value-type="float">
            <text:p>-0.533</text:p>
          </table:table-cell>
          <table:table-cell office:value-type="float" office:value="0.108" calcext:value-type="float">
            <text:p>0.10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32661325202854 0.1078905522648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KM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5:09:07 EDT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KM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5:09:08 EDT</text:p>
          </table:table-cell>
          <table:table-cell office:value-type="float" office:value="1.087" calcext:value-type="float">
            <text:p>1.087</text:p>
          </table:table-cell>
          <table:table-cell office:value-type="float" office:value="-0.507" calcext:value-type="float">
            <text:p>-0.507</text:p>
          </table:table-cell>
          <table:table-cell office:value-type="float" office:value="0.052" calcext:value-type="float">
            <text:p>0.05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07032209666958 0.05159246247723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KM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5:09:09 EDT</text:p>
          </table:table-cell>
          <table:table-cell office:value-type="float" office:value="1.209" calcext:value-type="float">
            <text:p>1.209</text:p>
          </table:table-cell>
          <table:table-cell office:value-type="float" office:value="0.113" calcext:value-type="float">
            <text:p>0.113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13434873652212" calcext:value-type="float">
            <text:p>0.1134348736522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KMDiff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5:09:12 EDT</text:p>
          </table:table-cell>
          <table:table-cell office:value-type="float" office:value="2.779" calcext:value-type="float">
            <text:p>2.7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KMDiff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5:09:16 EDT</text:p>
          </table:table-cell>
          <table:table-cell office:value-type="float" office:value="3.262" calcext:value-type="float">
            <text:p>3.262</text:p>
          </table:table-cell>
          <table:table-cell office:value-type="float" office:value="0.097" calcext:value-type="float">
            <text:p>0.097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968660968660969" calcext:value-type="float">
            <text:p>0.09686609686609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KMDiff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5:09:19 EDT</text:p>
          </table:table-cell>
          <table:table-cell office:value-type="float" office:value="3.39" calcext:value-type="float">
            <text:p>3.39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KM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5:09:20 EDT</text:p>
          </table:table-cell>
          <table:table-cell office:value-type="float" office:value="0.648" calcext:value-type="float">
            <text:p>0.64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165" calcext:value-type="float">
            <text:p>16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18518518518518" calcext:value-type="float">
            <text:p>0.5185185185185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Weibull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5:09:20 EDT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84" calcext:value-type="float">
            <text:p>-0.084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838284416097221" calcext:value-type="float">
            <text:p>-0.0838284416097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Weibull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5:09:20 EDT</text:p>
          </table:table-cell>
          <table:table-cell office:value-type="float" office:value="0.051" calcext:value-type="float">
            <text:p>0.051</text:p>
          </table:table-cell>
          <table:table-cell office:value-type="float" office:value="0.49" calcext:value-type="float">
            <text:p>0.49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904223884124" calcext:value-type="float">
            <text:p>0.49042238841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Weibull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5:09:20 EDT</text:p>
          </table:table-cell>
          <table:table-cell office:value-type="float" office:value="0" calcext:value-type="float">
            <text:p>0</text:p>
          </table:table-cell>
          <table:table-cell office:value-type="float" office:value="-0.322" calcext:value-type="float">
            <text:p>-0.322</text:p>
          </table:table-cell>
          <table:table-cell office:value-type="float" office:value="0.154" calcext:value-type="float">
            <text:p>0.15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22070715012003 0.1544138317925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Weibull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5:09:21 EDT</text:p>
          </table:table-cell>
          <table:table-cell office:value-type="float" office:value="1.379" calcext:value-type="float">
            <text:p>1.3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Weibull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5:09:24 EDT</text:p>
          </table:table-cell>
          <table:table-cell office:value-type="float" office:value="2.661" calcext:value-type="float">
            <text:p>2.661</text:p>
          </table:table-cell>
          <table:table-cell office:value-type="float" office:value="-0.33" calcext:value-type="float">
            <text:p>-0.33</text:p>
          </table:table-cell>
          <table:table-cell office:value-type="float" office:value="0.145" calcext:value-type="float">
            <text:p>0.14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29802376167428 0.1447834320445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Weibull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5:09:26 EDT</text:p>
          </table:table-cell>
          <table:table-cell office:value-type="float" office:value="2.024" calcext:value-type="float">
            <text:p>2.024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5914853290212" calcext:value-type="float">
            <text:p>0.4759148532902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Weibull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5:09:30 EDT</text:p>
          </table:table-cell>
          <table:table-cell office:value-type="float" office:value="4.227" calcext:value-type="float">
            <text:p>4.2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Weibull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5:09:35 EDT</text:p>
          </table:table-cell>
          <table:table-cell office:value-type="float" office:value="5.209" calcext:value-type="float">
            <text:p>5.209</text:p>
          </table:table-cell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12820512820513" calcext:value-type="float">
            <text:p>0.5128205128205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Weibull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5:09:41 EDT</text:p>
          </table:table-cell>
          <table:table-cell office:value-type="float" office:value="5.651" calcext:value-type="float">
            <text:p>5.651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Weibull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5:09:41 EDT</text:p>
          </table:table-cell>
          <table:table-cell office:value-type="float" office:value="0.531" calcext:value-type="float">
            <text:p>0.531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18518518518518" calcext:value-type="float">
            <text:p>0.5185185185185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Weibull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5:09:42 EDT</text:p>
          </table:table-cell>
          <table:table-cell office:value-type="float" office:value="0.194" calcext:value-type="float">
            <text:p>0.194</text:p>
          </table:table-cell>
          <table:table-cell office:value-type="float" office:value="-0.048" calcext:value-type="float">
            <text:p>-0.048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47921439542436" calcext:value-type="float">
            <text:p>-0.0479214395424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Weibull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5:09:42 EDT</text:p>
          </table:table-cell>
          <table:table-cell office:value-type="float" office:value="0" calcext:value-type="float">
            <text:p>0</text:p>
          </table:table-cell>
          <table:table-cell office:value-type="float" office:value="0.561" calcext:value-type="float">
            <text:p>0.561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60788063584701" calcext:value-type="float">
            <text:p>0.5607880635847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Weibull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5:09:42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209" calcext:value-type="float">
            <text:p>-0.209</text:p>
          </table:table-cell>
          <table:table-cell office:value-type="float" office:value="0.114" calcext:value-type="float">
            <text:p>0.11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09394569213739 0.1135516901288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Weibull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5:10:47 EDT</text:p>
          </table:table-cell>
          <table:table-cell office:value-type="float" office:value="65.153" calcext:value-type="float">
            <text:p>65.1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Weibull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5:11:13 EDT</text:p>
          </table:table-cell>
          <table:table-cell office:value-type="float" office:value="26.226" calcext:value-type="float">
            <text:p>26.226</text:p>
          </table:table-cell>
          <table:table-cell office:value-type="float" office:value="-0.317" calcext:value-type="float">
            <text:p>-0.317</text:p>
          </table:table-cell>
          <table:table-cell office:value-type="float" office:value="28.302" calcext:value-type="float">
            <text:p>28.30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16722216471969 28.3018555763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Weibull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5:11:39 EDT</text:p>
          </table:table-cell>
          <table:table-cell office:value-type="float" office:value="26.337" calcext:value-type="float">
            <text:p>26.337</text:p>
          </table:table-cell>
          <table:table-cell office:value-type="float" office:value="0.971" calcext:value-type="float">
            <text:p>0.971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71188542929506" calcext:value-type="float">
            <text:p>0.9711885429295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Weibull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5:12:41 EDT</text:p>
          </table:table-cell>
          <table:table-cell office:value-type="float" office:value="61.75" calcext:value-type="float">
            <text:p>61.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Weibull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5:13:44 EDT</text:p>
          </table:table-cell>
          <table:table-cell office:value-type="float" office:value="62.5" calcext:value-type="float">
            <text:p>62.5</text:p>
          </table:table-cell>
          <table:table-cell office:value-type="float" office:value="0.553" calcext:value-type="float">
            <text:p>0.553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52706552706553" calcext:value-type="float">
            <text:p>0.5527065527065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Weibull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5:14:53 EDT</text:p>
          </table:table-cell>
          <table:table-cell office:value-type="float" office:value="69.396" calcext:value-type="float">
            <text:p>69.396</text:p>
          </table:table-cell>
          <table:table-cell office:value-type="float" office:value="0.017" calcext:value-type="float">
            <text:p>0.017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170940170940171" calcext:value-type="float">
            <text:p>0.0170940170940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Weibull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5:14:53 EDT</text:p>
          </table:table-cell>
          <table:table-cell office:value-type="float" office:value="0.298" calcext:value-type="float">
            <text:p>0.29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18518518518518" calcext:value-type="float">
            <text:p>0.5185185185185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DepCensTransform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5:14:53 EDT</text:p>
          </table:table-cell>
          <table:table-cell office:value-type="float" office:value="0.15" calcext:value-type="float">
            <text:p>0.15</text:p>
          </table:table-cell>
          <table:table-cell office:value-type="float" office:value="-0.198" calcext:value-type="float">
            <text:p>-0.198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97925613002484" calcext:value-type="float">
            <text:p>-0.1979256130024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DepCensTransform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5:14:53 EDT</text:p>
          </table:table-cell>
          <table:table-cell office:value-type="float" office:value="0" calcext:value-type="float">
            <text:p>0</text:p>
          </table:table-cell>
          <table:table-cell office:value-type="float" office:value="0.225" calcext:value-type="float">
            <text:p>0.225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24672993778701" calcext:value-type="float">
            <text:p>0.2246729937787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DepCensTransform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5:14:53 EDT</text:p>
          </table:table-cell>
          <table:table-cell office:value-type="float" office:value="0" calcext:value-type="float">
            <text:p>0</text:p>
          </table:table-cell>
          <table:table-cell office:value-type="float" office:value="-0.517" calcext:value-type="float">
            <text:p>-0.517</text:p>
          </table:table-cell>
          <table:table-cell office:value-type="float" office:value="0.122" calcext:value-type="float">
            <text:p>0.12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17418645388424 0.1215674193834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DepCensTransform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5:16:17 EDT</text:p>
          </table:table-cell>
          <table:table-cell office:value-type="float" office:value="83.388" calcext:value-type="float">
            <text:p>83.3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DepCensTransform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5:16:1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525" calcext:value-type="float">
            <text:p>-0.525</text:p>
          </table:table-cell>
          <table:table-cell office:value-type="float" office:value="0.18" calcext:value-type="float">
            <text:p>0.1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24944063592343 0.1798377371378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DepCensTransform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5:16:1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262" calcext:value-type="float">
            <text:p>0.262</text:p>
          </table:table-cell>
          <table:table-cell table:number-columns-repeated="3"/>
          <table:table-cell office:value-type="float" office:value="191" calcext:value-type="float">
            <text:p>19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62108262108262" calcext:value-type="float">
            <text:p>0.2621082621082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DepCensTransform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5:17:08 EDT</text:p>
          </table:table-cell>
          <table:table-cell office:value-type="float" office:value="51.591" calcext:value-type="float">
            <text:p>51.5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DepCensTransform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5:18:00 EDT</text:p>
          </table:table-cell>
          <table:table-cell office:value-type="float" office:value="51.455" calcext:value-type="float">
            <text:p>51.455</text:p>
          </table:table-cell>
          <table:table-cell office:value-type="float" office:value="0.171" calcext:value-type="float">
            <text:p>0.171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70940170940171" calcext:value-type="float">
            <text:p>0.1709401709401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DepCensTransform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5:18:44 EDT</text:p>
          </table:table-cell>
          <table:table-cell office:value-type="float" office:value="43.884" calcext:value-type="float">
            <text:p>43.884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DepCensTransform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5:18:44 EDT</text:p>
          </table:table-cell>
          <table:table-cell office:value-type="float" office:value="0.353" calcext:value-type="float">
            <text:p>0.353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18518518518518" calcext:value-type="float">
            <text:p>0.5185185185185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DepCensTransform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5:21:51 EDT</text:p>
          </table:table-cell>
          <table:table-cell office:value-type="float" office:value="187.058" calcext:value-type="float">
            <text:p>187.058</text:p>
          </table:table-cell>
          <table:table-cell office:value-type="float" office:value="-0.168" calcext:value-type="float">
            <text:p>-0.168</text:p>
          </table:table-cell>
          <table:table-cell table:number-columns-repeated="3"/>
          <table:table-cell office:value-type="float" office:value="196" calcext:value-type="float">
            <text:p>19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68171627580186" calcext:value-type="float">
            <text:p>-0.1681716275801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DepCensTransform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5:21:51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1" calcext:value-type="float">
            <text:p>0.071</text:p>
          </table:table-cell>
          <table:table-cell table:number-columns-repeated="3"/>
          <table:table-cell office:value-type="float" office:value="197" calcext:value-type="float">
            <text:p>19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713081148441171" calcext:value-type="float">
            <text:p>0.0713081148441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DepCensTransform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5:21:51 EDT</text:p>
          </table:table-cell>
          <table:table-cell office:value-type="float" office:value="0" calcext:value-type="float">
            <text:p>0</text:p>
          </table:table-cell>
          <table:table-cell office:value-type="float" office:value="-0.351" calcext:value-type="float">
            <text:p>-0.351</text:p>
          </table:table-cell>
          <table:table-cell office:value-type="float" office:value="0.015" calcext:value-type="float">
            <text:p>0.01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50932069662414 0.01458881450204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DepCensTransform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7:03:12 EDT</text:p>
          </table:table-cell>
          <table:table-cell office:value-type="float" office:value="6080.358" calcext:value-type="float">
            <text:p>6080.3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DepCensTransform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7:03:12 EDT</text:p>
          </table:table-cell>
          <table:table-cell office:value-type="float" office:value="0" calcext:value-type="float">
            <text:p>0</text:p>
          </table:table-cell>
          <table:table-cell office:value-type="float" office:value="-0.547" calcext:value-type="float">
            <text:p>-0.547</text:p>
          </table:table-cell>
          <table:table-cell office:value-type="float" office:value="0.169" calcext:value-type="float">
            <text:p>0.16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46537591706273 0.1694515531215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DepCensTransform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7:03:12 EDT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7037037037037" calcext:value-type="float">
            <text:p>0.370370370370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DepCensTransform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8:34:12 EDT</text:p>
          </table:table-cell>
          <table:table-cell office:value-type="float" office:value="5460.404" calcext:value-type="float">
            <text:p>5460.4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DepCensTransform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20:01:39 EDT</text:p>
          </table:table-cell>
          <table:table-cell office:value-type="float" office:value="5247.197" calcext:value-type="float">
            <text:p>5247.197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DepCensTransform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22:04:47 EDT</text:p>
          </table:table-cell>
          <table:table-cell office:value-type="float" office:value="7387.821" calcext:value-type="float">
            <text:p>7387.821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DepCensTransform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04:47 EDT</text:p>
          </table:table-cell>
          <table:table-cell office:value-type="float" office:value="0.222" calcext:value-type="float">
            <text:p>0.222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18518518518518" calcext:value-type="float">
            <text:p>0.5185185185185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CoxPH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04:47 EDT</text:p>
          </table:table-cell>
          <table:table-cell office:value-type="float" office:value="0.002" calcext:value-type="float">
            <text:p>0.002</text:p>
          </table:table-cell>
          <table:table-cell office:value-type="float" office:value="0.148" calcext:value-type="float">
            <text:p>0.148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48423479444601" calcext:value-type="float">
            <text:p>0.1484234794446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CoxPH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22:04:47 EDT</text:p>
          </table:table-cell>
          <table:table-cell office:value-type="float" office:value="0" calcext:value-type="float">
            <text:p>0</text:p>
          </table:table-cell>
          <table:table-cell office:value-type="float" office:value="0.414" calcext:value-type="float">
            <text:p>0.414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13940993917648" calcext:value-type="float">
            <text:p>0.4139409939176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CoxPH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22:04:47 EDT</text:p>
          </table:table-cell>
          <table:table-cell office:value-type="float" office:value="0" calcext:value-type="float">
            <text:p>0</text:p>
          </table:table-cell>
          <table:table-cell office:value-type="float" office:value="-0.208" calcext:value-type="float">
            <text:p>-0.208</text:p>
          </table:table-cell>
          <table:table-cell office:value-type="float" office:value="0.504" calcext:value-type="float">
            <text:p>0.50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0765057641999 0.5044975353091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CoxPH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22:04:48 EDT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CoxPH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22:04:49 EDT</text:p>
          </table:table-cell>
          <table:table-cell office:value-type="float" office:value="1.347" calcext:value-type="float">
            <text:p>1.347</text:p>
          </table:table-cell>
          <table:table-cell office:value-type="float" office:value="-0.201" calcext:value-type="float">
            <text:p>-0.201</text:p>
          </table:table-cell>
          <table:table-cell office:value-type="float" office:value="0.488" calcext:value-type="float">
            <text:p>0.48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01344076025458 0.4880773757854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CoxPH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22:04:51 EDT</text:p>
          </table:table-cell>
          <table:table-cell office:value-type="float" office:value="1.436" calcext:value-type="float">
            <text:p>1.436</text:p>
          </table:table-cell>
          <table:table-cell office:value-type="float" office:value="0.414" calcext:value-type="float">
            <text:p>0.414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13799406856767" calcext:value-type="float">
            <text:p>0.4137994068567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CoxPH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22:04:54 EDT</text:p>
          </table:table-cell>
          <table:table-cell office:value-type="float" office:value="3.599" calcext:value-type="float">
            <text:p>3.5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CoxPH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22:04:59 EDT</text:p>
          </table:table-cell>
          <table:table-cell office:value-type="float" office:value="4.131" calcext:value-type="float">
            <text:p>4.131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1025641025641" calcext:value-type="float">
            <text:p>0.410256410256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CoxPH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22:05:03 EDT</text:p>
          </table:table-cell>
          <table:table-cell office:value-type="float" office:value="4.498" calcext:value-type="float">
            <text:p>4.498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CoxPH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05:03 EDT</text:p>
          </table:table-cell>
          <table:table-cell office:value-type="float" office:value="0.409" calcext:value-type="float">
            <text:p>0.4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18518518518518" calcext:value-type="float">
            <text:p>0.5185185185185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CoxPH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05:04 EDT</text:p>
          </table:table-cell>
          <table:table-cell office:value-type="float" office:value="0.029" calcext:value-type="float">
            <text:p>0.029</text:p>
          </table:table-cell>
          <table:table-cell office:value-type="float" office:value="0.302" calcext:value-type="float">
            <text:p>0.302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01535250372004" calcext:value-type="float">
            <text:p>0.30153525037200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CoxPH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22:05:04 EDT</text:p>
          </table:table-cell>
          <table:table-cell office:value-type="float" office:value="0" calcext:value-type="float">
            <text:p>0</text:p>
          </table:table-cell>
          <table:table-cell office:value-type="float" office:value="0.131" calcext:value-type="float">
            <text:p>0.131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30585970181102" calcext:value-type="float">
            <text:p>0.1305859701811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CoxPH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22:05:0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692" calcext:value-type="float">
            <text:p>0.69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893895453246049 0.6924600460686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CoxPH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22:05:12 EDT</text:p>
          </table:table-cell>
          <table:table-cell office:value-type="float" office:value="8.067" calcext:value-type="float">
            <text:p>8.0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CoxPH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22:05:17 EDT</text:p>
          </table:table-cell>
          <table:table-cell office:value-type="float" office:value="5.306" calcext:value-type="float">
            <text:p>5.306</text:p>
          </table:table-cell>
          <table:table-cell office:value-type="float" office:value="-0.734" calcext:value-type="float">
            <text:p>-0.734</text:p>
          </table:table-cell>
          <table:table-cell office:value-type="float" office:value="1.29" calcext:value-type="float">
            <text:p>1.2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733665404891426 1.290278701712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CoxPH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22:05:22 EDT</text:p>
          </table:table-cell>
          <table:table-cell office:value-type="float" office:value="5.351" calcext:value-type="float">
            <text:p>5.351</text:p>
          </table:table-cell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10836486522045" calcext:value-type="float">
            <text:p>0.5108364865220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CoxPH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22:05:35 EDT</text:p>
          </table:table-cell>
          <table:table-cell office:value-type="float" office:value="12.718" calcext:value-type="float">
            <text:p>12.7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CoxPH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22:05:47 EDT</text:p>
          </table:table-cell>
          <table:table-cell office:value-type="float" office:value="12.485" calcext:value-type="float">
            <text:p>12.48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5840455840456" calcext:value-type="float">
            <text:p>0.4558404558404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CoxPH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22:06:00 EDT</text:p>
          </table:table-cell>
          <table:table-cell office:value-type="float" office:value="12.611" calcext:value-type="float">
            <text:p>12.611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CoxPH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06:01 EDT</text:p>
          </table:table-cell>
          <table:table-cell office:value-type="float" office:value="0.452" calcext:value-type="float">
            <text:p>0.452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18518518518518" calcext:value-type="float">
            <text:p>0.5185185185185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StratCoxPH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06:01 EDT</text:p>
          </table:table-cell>
          <table:table-cell office:value-type="float" office:value="0.009" calcext:value-type="float">
            <text:p>0.009</text:p>
          </table:table-cell>
          <table:table-cell office:value-type="float" office:value="0.194" calcext:value-type="float">
            <text:p>0.194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938548691028" calcext:value-type="float">
            <text:p>0.19385486910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StratCoxPH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22:06:01 EDT</text:p>
          </table:table-cell>
          <table:table-cell office:value-type="float" office:value="0" calcext:value-type="float">
            <text:p>0</text:p>
          </table:table-cell>
          <table:table-cell office:value-type="float" office:value="0.303" calcext:value-type="float">
            <text:p>0.303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03330760950063" calcext:value-type="float">
            <text:p>0.3033307609500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StratCoxPH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22:06:01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175" calcext:value-type="float">
            <text:p>-0.175</text:p>
          </table:table-cell>
          <table:table-cell office:value-type="float" office:value="0.563" calcext:value-type="float">
            <text:p>0.56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75272018152667 0.5629817563582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StratCoxPH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22:06:03 EDT</text:p>
          </table:table-cell>
          <table:table-cell office:value-type="float" office:value="2.615" calcext:value-type="float">
            <text:p>2.6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StratCoxPH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22:06:06 EDT</text:p>
          </table:table-cell>
          <table:table-cell office:value-type="float" office:value="2.554" calcext:value-type="float">
            <text:p>2.554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608" calcext:value-type="float">
            <text:p>0.60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08286832149313 0.607877020091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StratCoxPH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22:06:08 EDT</text:p>
          </table:table-cell>
          <table:table-cell office:value-type="float" office:value="2.546" calcext:value-type="float">
            <text:p>2.546</text:p>
          </table:table-cell>
          <table:table-cell office:value-type="float" office:value="0.204" calcext:value-type="float">
            <text:p>0.204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04074413707095" calcext:value-type="float">
            <text:p>0.2040744137070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StratCoxPH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22:06:15 EDT</text:p>
          </table:table-cell>
          <table:table-cell office:value-type="float" office:value="6.33" calcext:value-type="float">
            <text:p>6.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StratCoxPH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22:06:21 EDT</text:p>
          </table:table-cell>
          <table:table-cell office:value-type="float" office:value="5.925" calcext:value-type="float">
            <text:p>5.925</text:p>
          </table:table-cell>
          <table:table-cell office:value-type="float" office:value="0.313" calcext:value-type="float">
            <text:p>0.313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13390313390313" calcext:value-type="float">
            <text:p>0.3133903133903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StratCoxPH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22:06:25 EDT</text:p>
          </table:table-cell>
          <table:table-cell office:value-type="float" office:value="4.398" calcext:value-type="float">
            <text:p>4.398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UniStratCoxPH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06:25 EDT</text:p>
          </table:table-cell>
          <table:table-cell office:value-type="float" office:value="0.317" calcext:value-type="float">
            <text:p>0.317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18518518518518" calcext:value-type="float">
            <text:p>0.5185185185185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StratCoxPH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06:25 EDT</text:p>
          </table:table-cell>
          <table:table-cell office:value-type="float" office:value="0.063" calcext:value-type="float">
            <text:p>0.063</text:p>
          </table:table-cell>
          <table:table-cell office:value-type="float" office:value="0.256" calcext:value-type="float">
            <text:p>0.256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55721684898473" calcext:value-type="float">
            <text:p>0.255721684898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StratCoxPH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22:06:25 EDT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49743899662974" calcext:value-type="float">
            <text:p>0.2497438996629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StratCoxPH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22:06:25 EDT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  <table:table-cell office:value-type="float" office:value="0.691" calcext:value-type="float">
            <text:p>0.69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79741076745584 0.691184446542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StratCoxPH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22:06:40 EDT</text:p>
          </table:table-cell>
          <table:table-cell office:value-type="float" office:value="15.02" calcext:value-type="float">
            <text:p>15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StratCoxPH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22:06:49 EDT</text:p>
          </table:table-cell>
          <table:table-cell office:value-type="float" office:value="8.215" calcext:value-type="float">
            <text:p>8.215</text:p>
          </table:table-cell>
          <table:table-cell office:value-type="float" office:value="-0.596" calcext:value-type="float">
            <text:p>-0.596</text:p>
          </table:table-cell>
          <table:table-cell office:value-type="float" office:value="1.101" calcext:value-type="float">
            <text:p>1.10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95585281763016 1.100506363526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StratCoxPH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22:06:57 EDT</text:p>
          </table:table-cell>
          <table:table-cell office:value-type="float" office:value="8.558" calcext:value-type="float">
            <text:p>8.558</text:p>
          </table:table-cell>
          <table:table-cell office:value-type="float" office:value="0.661" calcext:value-type="float">
            <text:p>0.661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60917081168307" calcext:value-type="float">
            <text:p>0.6609170811683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StratCoxPH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22:07:17 EDT</text:p>
          </table:table-cell>
          <table:table-cell office:value-type="float" office:value="19.456" calcext:value-type="float">
            <text:p>19.4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StratCoxPH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22:07:35 EDT</text:p>
          </table:table-cell>
          <table:table-cell office:value-type="float" office:value="18.499" calcext:value-type="float">
            <text:p>18.499</text:p>
          </table:table-cell>
          <table:table-cell office:value-type="float" office:value="0.621" calcext:value-type="float">
            <text:p>0.621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21082621082621" calcext:value-type="float">
            <text:p>0.6210826210826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StratCoxPH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22:07:55 EDT</text:p>
          </table:table-cell>
          <table:table-cell office:value-type="float" office:value="19.803" calcext:value-type="float">
            <text:p>19.803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SurvivalMultiStratCoxPH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07:55 EDT</text:p>
          </table:table-cell>
          <table:table-cell office:value-type="float" office:value="0.413" calcext:value-type="float">
            <text:p>0.413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18518518518518" calcext:value-type="float">
            <text:p>0.5185185185185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GehanWilcox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07:56 EDT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82" calcext:value-type="float">
            <text:p>-0.082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82340359143458" calcext:value-type="float">
            <text:p>-0.0823403591434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GehanWilcox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22:07:56 EDT</text:p>
          </table:table-cell>
          <table:table-cell office:value-type="float" office:value="0.003" calcext:value-type="float">
            <text:p>0.003</text:p>
          </table:table-cell>
          <table:table-cell office:value-type="float" office:value="0.214" calcext:value-type="float">
            <text:p>0.214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13593757471997" calcext:value-type="float">
            <text:p>0.21359375747199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GehanWilcox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22:07:56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204" calcext:value-type="float">
            <text:p>-0.204</text:p>
          </table:table-cell>
          <table:table-cell office:value-type="float" office:value="0.039" calcext:value-type="float">
            <text:p>0.03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03975964684738 0.03929524639782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GehanWilcox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22:07:57 EDT</text:p>
          </table:table-cell>
          <table:table-cell office:value-type="float" office:value="1.485" calcext:value-type="float">
            <text:p>1.4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GehanWilcox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22:07:59 EDT</text:p>
          </table:table-cell>
          <table:table-cell office:value-type="float" office:value="1.749" calcext:value-type="float">
            <text:p>1.749</text:p>
          </table:table-cell>
          <table:table-cell office:value-type="float" office:value="-0.194" calcext:value-type="float">
            <text:p>-0.194</text:p>
          </table:table-cell>
          <table:table-cell office:value-type="float" office:value="0.03" calcext:value-type="float">
            <text:p>0.0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94307635375739 0.0303310606146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GehanWilcox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22:08:01 EDT</text:p>
          </table:table-cell>
          <table:table-cell office:value-type="float" office:value="2.089" calcext:value-type="float">
            <text:p>2.089</text:p>
          </table:table-cell>
          <table:table-cell office:value-type="float" office:value="0.147" calcext:value-type="float">
            <text:p>0.147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46985166684152" calcext:value-type="float">
            <text:p>0.1469851666841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GehanWilcox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22:08:04 EDT</text:p>
          </table:table-cell>
          <table:table-cell office:value-type="float" office:value="3.186" calcext:value-type="float">
            <text:p>3.1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GehanWilcox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22:08:08 EDT</text:p>
          </table:table-cell>
          <table:table-cell office:value-type="float" office:value="3.439" calcext:value-type="float">
            <text:p>3.439</text:p>
          </table:table-cell>
          <table:table-cell office:value-type="float" office:value="0.188" calcext:value-type="float">
            <text:p>0.188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88034188034188" calcext:value-type="float">
            <text:p>0.1880341880341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GehanWilcox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22:08:12 EDT</text:p>
          </table:table-cell>
          <table:table-cell office:value-type="float" office:value="3.986" calcext:value-type="float">
            <text:p>3.986</text:p>
          </table:table-cell>
          <table:table-cell office:value-type="float" office:value="0.165" calcext:value-type="float">
            <text:p>0.165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65242165242165" calcext:value-type="float">
            <text:p>0.1652421652421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GehanWilcox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08:12 EDT</text:p>
          </table:table-cell>
          <table:table-cell office:value-type="float" office:value="0.344" calcext:value-type="float">
            <text:p>0.344</text:p>
          </table:table-cell>
          <table:table-cell office:value-type="float" office:value="0.308" calcext:value-type="float">
            <text:p>0.308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07692307692308" calcext:value-type="float">
            <text:p>0.3076923076923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LogRank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08:12 EDT</text:p>
          </table:table-cell>
          <table:table-cell office:value-type="float" office:value="0" calcext:value-type="float">
            <text:p>0</text:p>
          </table:table-cell>
          <table:table-cell office:value-type="float" office:value="-0.149" calcext:value-type="float">
            <text:p>-0.149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49194323240154" calcext:value-type="float">
            <text:p>-0.1491943232401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LogRank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22:08:12 EDT</text:p>
          </table:table-cell>
          <table:table-cell office:value-type="float" office:value="0.021" calcext:value-type="float">
            <text:p>0.021</text:p>
          </table:table-cell>
          <table:table-cell office:value-type="float" office:value="0.298" calcext:value-type="float">
            <text:p>0.298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97808718611376" calcext:value-type="float">
            <text:p>0.29780871861137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LogRank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22:08:12 EDT</text:p>
          </table:table-cell>
          <table:table-cell office:value-type="float" office:value="0" calcext:value-type="float">
            <text:p>0</text:p>
          </table:table-cell>
          <table:table-cell office:value-type="float" office:value="-0.43" calcext:value-type="float">
            <text:p>-0.43</text:p>
          </table:table-cell>
          <table:table-cell office:value-type="float" office:value="0.131" calcext:value-type="float">
            <text:p>0.13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29535959453294 0.13114731297298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LogRank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22:08:12 EDT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LogRank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22:08:13 EDT</text:p>
          </table:table-cell>
          <table:table-cell office:value-type="float" office:value="1.188" calcext:value-type="float">
            <text:p>1.188</text:p>
          </table:table-cell>
          <table:table-cell office:value-type="float" office:value="-0.397" calcext:value-type="float">
            <text:p>-0.397</text:p>
          </table:table-cell>
          <table:table-cell office:value-type="float" office:value="0.146" calcext:value-type="float">
            <text:p>0.14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97174489155281 0.145663999010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LogRank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22:08:14 EDT</text:p>
          </table:table-cell>
          <table:table-cell office:value-type="float" office:value="1.184" calcext:value-type="float">
            <text:p>1.184</text:p>
          </table:table-cell>
          <table:table-cell office:value-type="float" office:value="0.34" calcext:value-type="float">
            <text:p>0.34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40442051996272" calcext:value-type="float">
            <text:p>0.3404420519962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LogRank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22:08:17 EDT</text:p>
          </table:table-cell>
          <table:table-cell office:value-type="float" office:value="2.713" calcext:value-type="float">
            <text:p>2.7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LogRank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22:08:20 EDT</text:p>
          </table:table-cell>
          <table:table-cell office:value-type="float" office:value="3.182" calcext:value-type="float">
            <text:p>3.182</text:p>
          </table:table-cell>
          <table:table-cell office:value-type="float" office:value="0.313" calcext:value-type="float">
            <text:p>0.313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13390313390313" calcext:value-type="float">
            <text:p>0.3133903133903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LogRank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22:08:24 EDT</text:p>
          </table:table-cell>
          <table:table-cell office:value-type="float" office:value="3.378" calcext:value-type="float">
            <text:p>3.378</text:p>
          </table:table-cell>
          <table:table-cell office:value-type="float" office:value="0.017" calcext:value-type="float">
            <text:p>0.017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170940170940171" calcext:value-type="float">
            <text:p>0.0170940170940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LogRank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08:24 EDT</text:p>
          </table:table-cell>
          <table:table-cell office:value-type="float" office:value="0.436" calcext:value-type="float">
            <text:p>0.436</text:p>
          </table:table-cell>
          <table:table-cell office:value-type="float" office:value="0.308" calcext:value-type="float">
            <text:p>0.308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07692307692308" calcext:value-type="float">
            <text:p>0.3076923076923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Restricted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08:2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197" calcext:value-type="float">
            <text:p>0.197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9673806752052" calcext:value-type="float">
            <text:p>0.196738067520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Restricted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22:08:24 EDT</text:p>
          </table:table-cell>
          <table:table-cell office:value-type="float" office:value="0" calcext:value-type="float">
            <text:p>0</text:p>
          </table:table-cell>
          <table:table-cell office:value-type="float" office:value="0.191" calcext:value-type="float">
            <text:p>0.191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91397541050838" calcext:value-type="float">
            <text:p>0.1913975410508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Restricted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22:08:24 EDT</text:p>
          </table:table-cell>
          <table:table-cell office:value-type="float" office:value="0" calcext:value-type="float">
            <text:p>0</text:p>
          </table:table-cell>
          <table:table-cell office:value-type="float" office:value="-0.098" calcext:value-type="float">
            <text:p>-0.098</text:p>
          </table:table-cell>
          <table:table-cell office:value-type="float" office:value="0.492" calcext:value-type="float">
            <text:p>0.49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984112019490128 0.4918873369900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Restricted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22:08:24 EDT</text:p>
          </table:table-cell>
          <table:table-cell office:value-type="float" office:value="0.089" calcext:value-type="float">
            <text:p>0.0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Restricted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22:08:26 EDT</text:p>
          </table:table-cell>
          <table:table-cell office:value-type="float" office:value="1.666" calcext:value-type="float">
            <text:p>1.666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499" calcext:value-type="float">
            <text:p>0.49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937808303170851 0.4985482763927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Restricted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22:08:27 EDT</text:p>
          </table:table-cell>
          <table:table-cell office:value-type="float" office:value="0.915" calcext:value-type="float">
            <text:p>0.915</text:p>
          </table:table-cell>
          <table:table-cell office:value-type="float" office:value="0.157" calcext:value-type="float">
            <text:p>0.157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56587050350541" calcext:value-type="float">
            <text:p>0.1565870503505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RestrictedMeanDiff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22:08:29 EDT</text:p>
          </table:table-cell>
          <table:table-cell office:value-type="float" office:value="1.969" calcext:value-type="float">
            <text:p>1.9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RestrictedMeanDiff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22:08:31 EDT</text:p>
          </table:table-cell>
          <table:table-cell office:value-type="float" office:value="2.278" calcext:value-type="float">
            <text:p>2.278</text:p>
          </table:table-cell>
          <table:table-cell office:value-type="float" office:value="0.234" calcext:value-type="float">
            <text:p>0.234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3618233618234" calcext:value-type="float">
            <text:p>0.2336182336182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RestrictedMeanDiff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22:08:34 EDT</text:p>
          </table:table-cell>
          <table:table-cell office:value-type="float" office:value="2.621" calcext:value-type="float">
            <text:p>2.621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Restricted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08:34 EDT</text:p>
          </table:table-cell>
          <table:table-cell office:value-type="float" office:value="0.356" calcext:value-type="float">
            <text:p>0.356</text:p>
          </table:table-cell>
          <table:table-cell office:value-type="float" office:value="0.308" calcext:value-type="float">
            <text:p>0.308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07692307692308" calcext:value-type="float">
            <text:p>0.3076923076923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KM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08:34 EDT</text:p>
          </table:table-cell>
          <table:table-cell office:value-type="float" office:value="0" calcext:value-type="float">
            <text:p>0</text:p>
          </table:table-cell>
          <table:table-cell office:value-type="float" office:value="0.234" calcext:value-type="float">
            <text:p>0.234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4197122246116" calcext:value-type="float">
            <text:p>0.2341971222461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KM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22:08:34 EDT</text:p>
          </table:table-cell>
          <table:table-cell office:value-type="float" office:value="0.002" calcext:value-type="float">
            <text:p>0.002</text:p>
          </table:table-cell>
          <table:table-cell office:value-type="float" office:value="0.298" calcext:value-type="float">
            <text:p>0.298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97808718611376" calcext:value-type="float">
            <text:p>0.29780871861137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KM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22:08:34 EDT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683" calcext:value-type="float">
            <text:p>0.68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335735449997085 0.6832090899619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KM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22:08:34 EDT</text:p>
          </table:table-cell>
          <table:table-cell office:value-type="float" office:value="0.086" calcext:value-type="float">
            <text:p>0.0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KM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22:08:35 EDT</text:p>
          </table:table-cell>
          <table:table-cell office:value-type="float" office:value="1.1" calcext:value-type="float">
            <text:p>1.1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607" calcext:value-type="float">
            <text:p>0.60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837540026434257 0.6069631286822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KM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22:08:37 EDT</text:p>
          </table:table-cell>
          <table:table-cell office:value-type="float" office:value="1.312" calcext:value-type="float">
            <text:p>1.312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7109643414529" calcext:value-type="float">
            <text:p>0.2371096434145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KMDiff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22:08:39 EDT</text:p>
          </table:table-cell>
          <table:table-cell office:value-type="float" office:value="2.794" calcext:value-type="float">
            <text:p>2.7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KMDiff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22:08:43 EDT</text:p>
          </table:table-cell>
          <table:table-cell office:value-type="float" office:value="3.333" calcext:value-type="float">
            <text:p>3.333</text:p>
          </table:table-cell>
          <table:table-cell office:value-type="float" office:value="0.108" calcext:value-type="float">
            <text:p>0.108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08262108262108" calcext:value-type="float">
            <text:p>0.1082621082621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KMDiff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22:08:46 EDT</text:p>
          </table:table-cell>
          <table:table-cell office:value-type="float" office:value="3.467" calcext:value-type="float">
            <text:p>3.467</text:p>
          </table:table-cell>
          <table:table-cell office:value-type="float" office:value="0.08" calcext:value-type="float">
            <text:p>0.08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797720797720798" calcext:value-type="float">
            <text:p>0.079772079772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KM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08:47 EDT</text:p>
          </table:table-cell>
          <table:table-cell office:value-type="float" office:value="0.446" calcext:value-type="float">
            <text:p>0.446</text:p>
          </table:table-cell>
          <table:table-cell office:value-type="float" office:value="0.308" calcext:value-type="float">
            <text:p>0.308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07692307692308" calcext:value-type="float">
            <text:p>0.3076923076923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Weibull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08:47 EDT</text:p>
          </table:table-cell>
          <table:table-cell office:value-type="float" office:value="0.003" calcext:value-type="float">
            <text:p>0.003</text:p>
          </table:table-cell>
          <table:table-cell office:value-type="float" office:value="0.156" calcext:value-type="float">
            <text:p>0.156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55576752218998" calcext:value-type="float">
            <text:p>0.1555767522189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Weibull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22:08:47 EDT</text:p>
          </table:table-cell>
          <table:table-cell office:value-type="float" office:value="0.044" calcext:value-type="float">
            <text:p>0.044</text:p>
          </table:table-cell>
          <table:table-cell office:value-type="float" office:value="0.212" calcext:value-type="float">
            <text:p>0.212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11813082856999" calcext:value-type="float">
            <text:p>0.21181308285699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Weibull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22:08:47 EDT</text:p>
          </table:table-cell>
          <table:table-cell office:value-type="float" office:value="0" calcext:value-type="float">
            <text:p>0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4" calcext:value-type="float">
            <text:p>0.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886375245809596 0.3997910290189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Weibull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22:08:48 EDT</text:p>
          </table:table-cell>
          <table:table-cell office:value-type="float" office:value="1.265" calcext:value-type="float">
            <text:p>1.2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Weibull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22:08:50 EDT</text:p>
          </table:table-cell>
          <table:table-cell office:value-type="float" office:value="2.506" calcext:value-type="float">
            <text:p>2.506</text:p>
          </table:table-cell>
          <table:table-cell office:value-type="float" office:value="-0.126" calcext:value-type="float">
            <text:p>-0.126</text:p>
          </table:table-cell>
          <table:table-cell office:value-type="float" office:value="0.376" calcext:value-type="float">
            <text:p>0.37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25506845423683 0.3763832605672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Weibull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22:08:52 EDT</text:p>
          </table:table-cell>
          <table:table-cell office:value-type="float" office:value="1.672" calcext:value-type="float">
            <text:p>1.672</text:p>
          </table:table-cell>
          <table:table-cell office:value-type="float" office:value="0.236" calcext:value-type="float">
            <text:p>0.236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6023383764864" calcext:value-type="float">
            <text:p>0.2360233837648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Weibull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22:08:56 EDT</text:p>
          </table:table-cell>
          <table:table-cell office:value-type="float" office:value="4.151" calcext:value-type="float">
            <text:p>4.1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92" calcext:value-type="float">
            <text:p>29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Weibull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22:09:01 EDT</text:p>
          </table:table-cell>
          <table:table-cell office:value-type="float" office:value="4.754" calcext:value-type="float">
            <text:p>4.754</text:p>
          </table:table-cell>
          <table:table-cell office:value-type="float" office:value="0.251" calcext:value-type="float">
            <text:p>0.251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50712250712251" calcext:value-type="float">
            <text:p>0.2507122507122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Weibull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22:09:06 EDT</text:p>
          </table:table-cell>
          <table:table-cell office:value-type="float" office:value="5.337" calcext:value-type="float">
            <text:p>5.337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Weibull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09:07 EDT</text:p>
          </table:table-cell>
          <table:table-cell office:value-type="float" office:value="0.422" calcext:value-type="float">
            <text:p>0.422</text:p>
          </table:table-cell>
          <table:table-cell office:value-type="float" office:value="0.308" calcext:value-type="float">
            <text:p>0.308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07692307692308" calcext:value-type="float">
            <text:p>0.3076923076923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Weibull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09:07 EDT</text:p>
          </table:table-cell>
          <table:table-cell office:value-type="float" office:value="0.146" calcext:value-type="float">
            <text:p>0.146</text:p>
          </table:table-cell>
          <table:table-cell office:value-type="float" office:value="0.052" calcext:value-type="float">
            <text:p>0.052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51817648772652" calcext:value-type="float">
            <text:p>0.0518176487726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Weibull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22:09:07 EDT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37850047975446" calcext:value-type="float">
            <text:p>0.5378500479754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Weibull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22:09:07 EDT</text:p>
          </table:table-cell>
          <table:table-cell office:value-type="float" office:value="0" calcext:value-type="float">
            <text:p>0</text:p>
          </table:table-cell>
          <table:table-cell office:value-type="float" office:value="-0.113" calcext:value-type="float">
            <text:p>-0.113</text:p>
          </table:table-cell>
          <table:table-cell office:value-type="float" office:value="0.217" calcext:value-type="float">
            <text:p>0.21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13035625603656 0.216670923148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Weibull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22:10:14 EDT</text:p>
          </table:table-cell>
          <table:table-cell office:value-type="float" office:value="67.408" calcext:value-type="float">
            <text:p>67.4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Weibull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22:10:40 EDT</text:p>
          </table:table-cell>
          <table:table-cell office:value-type="float" office:value="25.646" calcext:value-type="float">
            <text:p>25.646</text:p>
          </table:table-cell>
          <table:table-cell office:value-type="float" office:value="-3.342" calcext:value-type="float">
            <text:p>-3.342</text:p>
          </table:table-cell>
          <table:table-cell office:value-type="float" office:value="0.404" calcext:value-type="float">
            <text:p>0.40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3.34183894758749 0.404382777949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Weibull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22:11:05 EDT</text:p>
          </table:table-cell>
          <table:table-cell office:value-type="float" office:value="25.514" calcext:value-type="float">
            <text:p>25.514</text:p>
          </table:table-cell>
          <table:table-cell office:value-type="float" office:value="0.768" calcext:value-type="float">
            <text:p>0.768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67669442449883" calcext:value-type="float">
            <text:p>0.7676694424498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Weibull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22:12:07 EDT</text:p>
          </table:table-cell>
          <table:table-cell office:value-type="float" office:value="61.494" calcext:value-type="float">
            <text:p>61.4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02" calcext:value-type="float">
            <text:p>30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Weibull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22:13:06 EDT</text:p>
          </table:table-cell>
          <table:table-cell office:value-type="float" office:value="58.886" calcext:value-type="float">
            <text:p>58.886</text:p>
          </table:table-cell>
          <table:table-cell office:value-type="float" office:value="0.638" calcext:value-type="float">
            <text:p>0.638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38176638176638" calcext:value-type="float">
            <text:p>0.6381766381766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Weibull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22:14:06 EDT</text:p>
          </table:table-cell>
          <table:table-cell office:value-type="float" office:value="59.871" calcext:value-type="float">
            <text:p>59.871</text:p>
          </table:table-cell>
          <table:table-cell office:value-type="float" office:value="0.028" calcext:value-type="float">
            <text:p>0.028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284900284900285" calcext:value-type="float">
            <text:p>0.0284900284900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Weibull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14:06 EDT</text:p>
          </table:table-cell>
          <table:table-cell office:value-type="float" office:value="0.265" calcext:value-type="float">
            <text:p>0.265</text:p>
          </table:table-cell>
          <table:table-cell office:value-type="float" office:value="0.308" calcext:value-type="float">
            <text:p>0.308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07692307692308" calcext:value-type="float">
            <text:p>0.3076923076923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DepCensTransform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14:06 EDT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7" calcext:value-type="float">
            <text:p>0.167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67227440028975" calcext:value-type="float">
            <text:p>0.16722744002897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DepCensTransform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22:14:06 EDT</text:p>
          </table:table-cell>
          <table:table-cell office:value-type="float" office:value="0" calcext:value-type="float">
            <text:p>0</text:p>
          </table:table-cell>
          <table:table-cell office:value-type="float" office:value="0.334" calcext:value-type="float">
            <text:p>0.334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34413078720239" calcext:value-type="float">
            <text:p>0.3344130787202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DepCensTransform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22:14:06 EDT</text:p>
          </table:table-cell>
          <table:table-cell office:value-type="float" office:value="0" calcext:value-type="float">
            <text:p>0</text:p>
          </table:table-cell>
          <table:table-cell office:value-type="float" office:value="-0.172" calcext:value-type="float">
            <text:p>-0.172</text:p>
          </table:table-cell>
          <table:table-cell office:value-type="float" office:value="0.507" calcext:value-type="float">
            <text:p>0.50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72327423150321 0.5067823032082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DepCensTransform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22:14:46 EDT</text:p>
          </table:table-cell>
          <table:table-cell office:value-type="float" office:value="39.747" calcext:value-type="float">
            <text:p>39.7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DepCensTransform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22:14:46 EDT</text:p>
          </table:table-cell>
          <table:table-cell office:value-type="float" office:value="0" calcext:value-type="float">
            <text:p>0</text:p>
          </table:table-cell>
          <table:table-cell office:value-type="float" office:value="-0.215" calcext:value-type="float">
            <text:p>-0.215</text:p>
          </table:table-cell>
          <table:table-cell office:value-type="float" office:value="0.511" calcext:value-type="float">
            <text:p>0.51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15103649271439 0.51081178515299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DepCensTransform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22:14:46 EDT</text:p>
          </table:table-cell>
          <table:table-cell office:value-type="float" office:value="0" calcext:value-type="float">
            <text:p>0</text:p>
          </table:table-cell>
          <table:table-cell office:value-type="float" office:value="0.359" calcext:value-type="float">
            <text:p>0.359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58974358974359" calcext:value-type="float">
            <text:p>0.3589743589743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DepCensTransform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22:15:18 EDT</text:p>
          </table:table-cell>
          <table:table-cell office:value-type="float" office:value="31.893" calcext:value-type="float">
            <text:p>31.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DepCensTransform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22:15:50 EDT</text:p>
          </table:table-cell>
          <table:table-cell office:value-type="float" office:value="32.338" calcext:value-type="float">
            <text:p>32.338</text:p>
          </table:table-cell>
          <table:table-cell office:value-type="float" office:value="0.376" calcext:value-type="float">
            <text:p>0.376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76068376068376" calcext:value-type="float">
            <text:p>0.37606837606837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DepCensTransform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22:16:20 EDT</text:p>
          </table:table-cell>
          <table:table-cell office:value-type="float" office:value="29.397" calcext:value-type="float">
            <text:p>29.397</text:p>
          </table:table-cell>
          <table:table-cell office:value-type="float" office:value="0.057" calcext:value-type="float">
            <text:p>0.057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56980056980057" calcext:value-type="float">
            <text:p>0.0569800569800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DepCensTransform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16:20 EDT</text:p>
          </table:table-cell>
          <table:table-cell office:value-type="float" office:value="0.332" calcext:value-type="float">
            <text:p>0.332</text:p>
          </table:table-cell>
          <table:table-cell office:value-type="float" office:value="0.308" calcext:value-type="float">
            <text:p>0.308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07692307692308" calcext:value-type="float">
            <text:p>0.3076923076923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DepCensTransform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19:20 EDT</text:p>
          </table:table-cell>
          <table:table-cell office:value-type="float" office:value="179.712" calcext:value-type="float">
            <text:p>179.712</text:p>
          </table:table-cell>
          <table:table-cell office:value-type="float" office:value="0.011" calcext:value-type="float">
            <text:p>0.011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105291912637156" calcext:value-type="float">
            <text:p>0.0105291912637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DepCensTransform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0:22:59 EDT</text:p>
          </table:table-cell>
          <table:table-cell office:value-type="float" office:value="7419.224" calcext:value-type="float">
            <text:p>7419.2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DepCensTransform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0:22:59 EDT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0.584" calcext:value-type="float">
            <text:p>0.58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99826576208348 0.5841184905136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DepCensTransform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0:22:59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934" calcext:value-type="float">
            <text:p>0.934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34472934472934" calcext:value-type="float">
            <text:p>0.9344729344729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DepCensTransform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1 01:48:32 EDT</text:p>
          </table:table-cell>
          <table:table-cell office:value-type="float" office:value="5132.794" calcext:value-type="float">
            <text:p>5132.7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DepCensTransform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1 03:13:40 EDT</text:p>
          </table:table-cell>
          <table:table-cell office:value-type="float" office:value="5108.533" calcext:value-type="float">
            <text:p>5108.533</text:p>
          </table:table-cell>
          <table:table-cell office:value-type="float" office:value="0.701" calcext:value-type="float">
            <text:p>0.701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00854700854701" calcext:value-type="float">
            <text:p>0.7008547008547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DepCensTransform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1 04:36:54 EDT</text:p>
          </table:table-cell>
          <table:table-cell office:value-type="float" office:value="4993.66" calcext:value-type="float">
            <text:p>4993.66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DepCensTransform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36:54 EDT</text:p>
          </table:table-cell>
          <table:table-cell office:value-type="float" office:value="0.251" calcext:value-type="float">
            <text:p>0.251</text:p>
          </table:table-cell>
          <table:table-cell office:value-type="float" office:value="0.308" calcext:value-type="float">
            <text:p>0.308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07692307692308" calcext:value-type="float">
            <text:p>0.3076923076923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CoxPH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36:54 EDT</text:p>
          </table:table-cell>
          <table:table-cell office:value-type="float" office:value="0.003" calcext:value-type="float">
            <text:p>0.003</text:p>
          </table:table-cell>
          <table:table-cell office:value-type="float" office:value="-0.196" calcext:value-type="float">
            <text:p>-0.196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95852468064227" calcext:value-type="float">
            <text:p>-0.1958524680642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CoxPH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4:36:54 EDT</text:p>
          </table:table-cell>
          <table:table-cell office:value-type="float" office:value="0" calcext:value-type="float">
            <text:p>0</text:p>
          </table:table-cell>
          <table:table-cell office:value-type="float" office:value="0.299" calcext:value-type="float">
            <text:p>0.299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98560344417069" calcext:value-type="float">
            <text:p>0.2985603444170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CoxPH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4:36:54 EDT</text:p>
          </table:table-cell>
          <table:table-cell office:value-type="float" office:value="0" calcext:value-type="float">
            <text:p>0</text:p>
          </table:table-cell>
          <table:table-cell office:value-type="float" office:value="-0.565" calcext:value-type="float">
            <text:p>-0.565</text:p>
          </table:table-cell>
          <table:table-cell office:value-type="float" office:value="0.173" calcext:value-type="float">
            <text:p>0.17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65120692488554 0.17341575636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CoxPH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4:36:55 EDT</text:p>
          </table:table-cell>
          <table:table-cell office:value-type="float" office:value="0.912" calcext:value-type="float">
            <text:p>0.9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CoxPH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4:36:56 EDT</text:p>
          </table:table-cell>
          <table:table-cell office:value-type="float" office:value="1.436" calcext:value-type="float">
            <text:p>1.436</text:p>
          </table:table-cell>
          <table:table-cell office:value-type="float" office:value="-0.649" calcext:value-type="float">
            <text:p>-0.649</text:p>
          </table:table-cell>
          <table:table-cell office:value-type="float" office:value="0.152" calcext:value-type="float">
            <text:p>0.15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64949954385536 0.1524083222121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CoxPH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4:36:58 EDT</text:p>
          </table:table-cell>
          <table:table-cell office:value-type="float" office:value="1.492" calcext:value-type="float">
            <text:p>1.492</text:p>
          </table:table-cell>
          <table:table-cell office:value-type="float" office:value="0.257" calcext:value-type="float">
            <text:p>0.257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56882707339761" calcext:value-type="float">
            <text:p>0.2568827073397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CoxPH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1 04:37:01 EDT</text:p>
          </table:table-cell>
          <table:table-cell office:value-type="float" office:value="3.527" calcext:value-type="float">
            <text:p>3.5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CoxPH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1 04:37:06 EDT</text:p>
          </table:table-cell>
          <table:table-cell office:value-type="float" office:value="4.067" calcext:value-type="float">
            <text:p>4.067</text:p>
          </table:table-cell>
          <table:table-cell office:value-type="float" office:value="0.325" calcext:value-type="float">
            <text:p>0.325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24786324786325" calcext:value-type="float">
            <text:p>0.3247863247863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CoxPH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1 04:37:10 EDT</text:p>
          </table:table-cell>
          <table:table-cell office:value-type="float" office:value="4.316" calcext:value-type="float">
            <text:p>4.316</text:p>
          </table:table-cell>
          <table:table-cell office:value-type="float" office:value="0.017" calcext:value-type="float">
            <text:p>0.017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170940170940171" calcext:value-type="float">
            <text:p>0.0170940170940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CoxPH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37:10 EDT</text:p>
          </table:table-cell>
          <table:table-cell office:value-type="float" office:value="0.385" calcext:value-type="float">
            <text:p>0.385</text:p>
          </table:table-cell>
          <table:table-cell office:value-type="float" office:value="0.308" calcext:value-type="float">
            <text:p>0.308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07692307692308" calcext:value-type="float">
            <text:p>0.3076923076923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CoxPH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37:10 EDT</text:p>
          </table:table-cell>
          <table:table-cell office:value-type="float" office:value="0.027" calcext:value-type="float">
            <text:p>0.027</text:p>
          </table:table-cell>
          <table:table-cell office:value-type="float" office:value="0.083" calcext:value-type="float">
            <text:p>0.083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833431808761871" calcext:value-type="float">
            <text:p>0.0833431808761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CoxPH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4:37:10 EDT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09958547276663" calcext:value-type="float">
            <text:p>0.7099585472766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CoxPH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4:37:10 EDT</text:p>
          </table:table-cell>
          <table:table-cell office:value-type="float" office:value="0" calcext:value-type="float">
            <text:p>0</text:p>
          </table:table-cell>
          <table:table-cell office:value-type="float" office:value="-0.356" calcext:value-type="float">
            <text:p>-0.356</text:p>
          </table:table-cell>
          <table:table-cell office:value-type="float" office:value="0.523" calcext:value-type="float">
            <text:p>0.52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55872916684563 0.5225592784369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CoxPH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4:37:18 EDT</text:p>
          </table:table-cell>
          <table:table-cell office:value-type="float" office:value="7.906" calcext:value-type="float">
            <text:p>7.9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CoxPH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4:37:23 EDT</text:p>
          </table:table-cell>
          <table:table-cell office:value-type="float" office:value="4.977" calcext:value-type="float">
            <text:p>4.977</text:p>
          </table:table-cell>
          <table:table-cell office:value-type="float" office:value="-0.378" calcext:value-type="float">
            <text:p>-0.378</text:p>
          </table:table-cell>
          <table:table-cell office:value-type="float" office:value="0.903" calcext:value-type="float">
            <text:p>0.90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77784498063836 0.9026354708887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CoxPH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4:37:28 EDT</text:p>
          </table:table-cell>
          <table:table-cell office:value-type="float" office:value="5.001" calcext:value-type="float">
            <text:p>5.001</text:p>
          </table:table-cell>
          <table:table-cell office:value-type="float" office:value="0.308" calcext:value-type="float">
            <text:p>0.308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07648614459815" calcext:value-type="float">
            <text:p>0.3076486144598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CoxPH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1 04:37:40 EDT</text:p>
          </table:table-cell>
          <table:table-cell office:value-type="float" office:value="11.609" calcext:value-type="float">
            <text:p>11.6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42" calcext:value-type="float">
            <text:p>34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CoxPH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1 04:37:52 EDT</text:p>
          </table:table-cell>
          <table:table-cell office:value-type="float" office:value="12.495" calcext:value-type="float">
            <text:p>12.495</text:p>
          </table:table-cell>
          <table:table-cell office:value-type="float" office:value="0.877" calcext:value-type="float">
            <text:p>0.877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77492877492878" calcext:value-type="float">
            <text:p>0.87749287749287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CoxPH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1 04:38:05 EDT</text:p>
          </table:table-cell>
          <table:table-cell office:value-type="float" office:value="12.699" calcext:value-type="float">
            <text:p>12.699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CoxPH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38:05 EDT</text:p>
          </table:table-cell>
          <table:table-cell office:value-type="float" office:value="0.29" calcext:value-type="float">
            <text:p>0.29</text:p>
          </table:table-cell>
          <table:table-cell office:value-type="float" office:value="0.308" calcext:value-type="float">
            <text:p>0.308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07692307692308" calcext:value-type="float">
            <text:p>0.3076923076923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StratCoxPH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38:05 EDT</text:p>
          </table:table-cell>
          <table:table-cell office:value-type="float" office:value="0.005" calcext:value-type="float">
            <text:p>0.005</text:p>
          </table:table-cell>
          <table:table-cell office:value-type="float" office:value="-0.121" calcext:value-type="float">
            <text:p>-0.121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20867410116239" calcext:value-type="float">
            <text:p>-0.1208674101162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StratCoxPH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4:38:05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545" calcext:value-type="float">
            <text:p>0.545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4469278776066" calcext:value-type="float">
            <text:p>0.544692787760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StratCoxPH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4:38:05 EDT</text:p>
          </table:table-cell>
          <table:table-cell office:value-type="float" office:value="0" calcext:value-type="float">
            <text:p>0</text:p>
          </table:table-cell>
          <table:table-cell office:value-type="float" office:value="-0.512" calcext:value-type="float">
            <text:p>-0.512</text:p>
          </table:table-cell>
          <table:table-cell office:value-type="float" office:value="0.27" calcext:value-type="float">
            <text:p>0.2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1195753602664 0.2702227157941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StratCoxPH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4:38:07 EDT</text:p>
          </table:table-cell>
          <table:table-cell office:value-type="float" office:value="1.925" calcext:value-type="float">
            <text:p>1.9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StratCoxPH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4:38:09 EDT</text:p>
          </table:table-cell>
          <table:table-cell office:value-type="float" office:value="1.798" calcext:value-type="float">
            <text:p>1.798</text:p>
          </table:table-cell>
          <table:table-cell office:value-type="float" office:value="-0.377" calcext:value-type="float">
            <text:p>-0.377</text:p>
          </table:table-cell>
          <table:table-cell office:value-type="float" office:value="0.375" calcext:value-type="float">
            <text:p>0.37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76587304160838 0.3750100551421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StratCoxPH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4:38:11 EDT</text:p>
          </table:table-cell>
          <table:table-cell office:value-type="float" office:value="2.098" calcext:value-type="float">
            <text:p>2.098</text:p>
          </table:table-cell>
          <table:table-cell office:value-type="float" office:value="0.869" calcext:value-type="float">
            <text:p>0.869</text:p>
          </table:table-cell>
          <table:table-cell table:number-columns-repeated="3"/>
          <table:table-cell table:number-columns-repeated="2"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69309770502362" calcext:value-type="float">
            <text:p>0.8693097705023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StratCoxPH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1 04:38:16 EDT</text:p>
          </table:table-cell>
          <table:table-cell office:value-type="float" office:value="4.666" calcext:value-type="float">
            <text:p>4.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52" calcext:value-type="float">
            <text:p>35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StratCoxPH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1 04:38:21 EDT</text:p>
          </table:table-cell>
          <table:table-cell office:value-type="float" office:value="5.556" calcext:value-type="float">
            <text:p>5.556</text:p>
          </table:table-cell>
          <table:table-cell office:value-type="float" office:value="0.593" calcext:value-type="float">
            <text:p>0.593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92592592592593" calcext:value-type="float">
            <text:p>0.5925925925925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StratCoxPH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1 04:38:28 EDT</text:p>
          </table:table-cell>
          <table:table-cell office:value-type="float" office:value="6.16" calcext:value-type="float">
            <text:p>6.16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UniStratCoxPH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38:28 EDT</text:p>
          </table:table-cell>
          <table:table-cell office:value-type="float" office:value="0.466" calcext:value-type="float">
            <text:p>0.466</text:p>
          </table:table-cell>
          <table:table-cell office:value-type="float" office:value="0.308" calcext:value-type="float">
            <text:p>0.308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07692307692308" calcext:value-type="float">
            <text:p>0.3076923076923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StratCoxPH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38:28 EDT</text:p>
          </table:table-cell>
          <table:table-cell office:value-type="float" office:value="0.064" calcext:value-type="float">
            <text:p>0.064</text:p>
          </table:table-cell>
          <table:table-cell office:value-type="float" office:value="0.216" calcext:value-type="float">
            <text:p>0.216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16117547512308" calcext:value-type="float">
            <text:p>0.2161175475123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StratCoxPH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4:38:28 EDT</text:p>
          </table:table-cell>
          <table:table-cell office:value-type="float" office:value="0" calcext:value-type="float">
            <text:p>0</text:p>
          </table:table-cell>
          <table:table-cell office:value-type="float" office:value="0.401" calcext:value-type="float">
            <text:p>0.401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01088896600074" calcext:value-type="float">
            <text:p>0.4010888966000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StratCoxPH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4:38:28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288" calcext:value-type="float">
            <text:p>-0.288</text:p>
          </table:table-cell>
          <table:table-cell office:value-type="float" office:value="0.721" calcext:value-type="float">
            <text:p>0.72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88340779852841 0.7205758748774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StratCoxPH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4:38:44 EDT</text:p>
          </table:table-cell>
          <table:table-cell office:value-type="float" office:value="15.913" calcext:value-type="float">
            <text:p>15.9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59" calcext:value-type="float">
            <text:p>35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StratCoxPH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4:38:52 EDT</text:p>
          </table:table-cell>
          <table:table-cell office:value-type="float" office:value="7.664" calcext:value-type="float">
            <text:p>7.664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769" calcext:value-type="float">
            <text:p>0.76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25008955006817 0.769460032626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StratCoxPH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4:38:59 EDT</text:p>
          </table:table-cell>
          <table:table-cell office:value-type="float" office:value="7.761" calcext:value-type="float">
            <text:p>7.761</text:p>
          </table:table-cell>
          <table:table-cell office:value-type="float" office:value="0.088" calcext:value-type="float">
            <text:p>0.088</text:p>
          </table:table-cell>
          <table:table-cell table:number-columns-repeated="3"/>
          <table:table-cell office:value-type="float" office:value="361" calcext:value-type="float">
            <text:p>36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875351021493503" calcext:value-type="float">
            <text:p>0.087535102149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StratCoxPH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1 04:39:18 EDT</text:p>
          </table:table-cell>
          <table:table-cell office:value-type="float" office:value="18.463" calcext:value-type="float">
            <text:p>18.4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62" calcext:value-type="float">
            <text:p>36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StratCoxPH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1 04:39:37 EDT</text:p>
          </table:table-cell>
          <table:table-cell office:value-type="float" office:value="19.239" calcext:value-type="float">
            <text:p>19.239</text:p>
          </table:table-cell>
          <table:table-cell office:value-type="float" office:value="0.672" calcext:value-type="float">
            <text:p>0.672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72364672364672" calcext:value-type="float">
            <text:p>0.6723646723646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StratCoxPH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1 04:39:55 EDT</text:p>
          </table:table-cell>
          <table:table-cell office:value-type="float" office:value="18.225" calcext:value-type="float">
            <text:p>18.225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StratCoxPH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39:56 EDT</text:p>
          </table:table-cell>
          <table:table-cell office:value-type="float" office:value="0.325" calcext:value-type="float">
            <text:p>0.325</text:p>
          </table:table-cell>
          <table:table-cell office:value-type="float" office:value="0.308" calcext:value-type="float">
            <text:p>0.308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07692307692308" calcext:value-type="float">
            <text:p>0.3076923076923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40:03 EDT</text:p>
          </table:table-cell>
          <table:table-cell office:value-type="float" office:value="0" calcext:value-type="float">
            <text:p>0</text:p>
          </table:table-cell>
          <table:table-cell office:value-type="float" office:value="0.072" calcext:value-type="float">
            <text:p>0.072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722151703171941" calcext:value-type="float">
            <text:p>0.0722151703171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4:40:03 EDT</text:p>
          </table:table-cell>
          <table:table-cell office:value-type="float" office:value="0" calcext:value-type="float">
            <text:p>0</text:p>
          </table:table-cell>
          <table:table-cell office:value-type="float" office:value="0.294" calcext:value-type="float">
            <text:p>0.294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93726880242666" calcext:value-type="float">
            <text:p>0.2937268802426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4:40:03 EDT</text:p>
          </table:table-cell>
          <table:table-cell office:value-type="float" office:value="0" calcext:value-type="float">
            <text:p>0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207" calcext:value-type="float">
            <text:p>0.20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625864520995628 0.2070167927339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4:40:03 EDT</text:p>
          </table:table-cell>
          <table:table-cell office:value-type="float" office:value="0.231" calcext:value-type="float">
            <text:p>0.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69" calcext:value-type="float">
            <text:p>36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4:40:05 EDT</text:p>
          </table:table-cell>
          <table:table-cell office:value-type="float" office:value="1.751" calcext:value-type="float">
            <text:p>1.751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219" calcext:value-type="float">
            <text:p>0.21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62647055883372 0.2191235178557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4:40:07 EDT</text:p>
          </table:table-cell>
          <table:table-cell office:value-type="float" office:value="1.827" calcext:value-type="float">
            <text:p>1.827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7270317323632" calcext:value-type="float">
            <text:p>0.2372703173236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1 04:40:10 EDT</text:p>
          </table:table-cell>
          <table:table-cell office:value-type="float" office:value="2.678" calcext:value-type="float">
            <text:p>2.6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1 04:40:10 EDT</text:p>
          </table:table-cell>
          <table:table-cell office:value-type="float" office:value="0.353" calcext:value-type="float">
            <text:p>0.353</text:p>
          </table:table-cell>
          <table:table-cell office:value-type="float" office:value="0.433" calcext:value-type="float">
            <text:p>0.433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33048433048433" calcext:value-type="float">
            <text:p>0.4330484330484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1 04:40:13 EDT</text:p>
          </table:table-cell>
          <table:table-cell office:value-type="float" office:value="3.067" calcext:value-type="float">
            <text:p>3.067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40:13 EDT</text:p>
          </table:table-cell>
          <table:table-cell office:value-type="float" office:value="0.311" calcext:value-type="float">
            <text:p>0.311</text:p>
          </table:table-cell>
          <table:table-cell office:value-type="float" office:value="0.245" calcext:value-type="float">
            <text:p>0.245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45014245014245" calcext:value-type="float">
            <text:p>0.2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SurvivalUnivKKClaytonCopulaIVWC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40:13 EDT</text:p>
          </table:table-cell>
          <table:table-cell office:value-type="float" office:value="0.17" calcext:value-type="float">
            <text:p>0.17</text:p>
          </table:table-cell>
          <table:table-cell office:value-type="float" office:value="-0.012" calcext:value-type="float">
            <text:p>-0.012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123647537780876" calcext:value-type="float">
            <text:p>-0.0123647537780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SurvivalUnivKKClaytonCopulaIVWC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4:40:14 EDT</text:p>
          </table:table-cell>
          <table:table-cell office:value-type="float" office:value="0.031" calcext:value-type="float">
            <text:p>0.031</text:p>
          </table:table-cell>
          <table:table-cell office:value-type="float" office:value="0.66" calcext:value-type="float">
            <text:p>0.66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59832556597018" calcext:value-type="float">
            <text:p>0.6598325565970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SurvivalUnivKKClaytonCopulaIVWC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4:40:14 EDT</text:p>
          </table:table-cell>
          <table:table-cell office:value-type="float" office:value="0" calcext:value-type="float">
            <text:p>0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43" calcext:value-type="float">
            <text:p>0.04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674250349088064 0.04269552735263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SurvivalUnivKKClaytonCopulaIVWC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1 04:40:46 EDT</text:p>
          </table:table-cell>
          <table:table-cell office:value-type="float" office:value="32.368" calcext:value-type="float">
            <text:p>32.3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79" calcext:value-type="float">
            <text:p>37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SurvivalUnivKKClaytonCopulaIVWC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1 04:41:13 EDT</text:p>
          </table:table-cell>
          <table:table-cell office:value-type="float" office:value="27.328" calcext:value-type="float">
            <text:p>27.328</text:p>
          </table:table-cell>
          <table:table-cell office:value-type="float" office:value="0.786" calcext:value-type="float">
            <text:p>0.786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86324786324786" calcext:value-type="float">
            <text:p>0.7863247863247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SurvivalUnivKKClaytonCopulaIVWC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1 04:41:35 EDT</text:p>
          </table:table-cell>
          <table:table-cell office:value-type="float" office:value="21.682" calcext:value-type="float">
            <text:p>21.682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SurvivalUnivKKClaytonCopulaIVWC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41:35 EDT</text:p>
          </table:table-cell>
          <table:table-cell office:value-type="float" office:value="0.276" calcext:value-type="float">
            <text:p>0.276</text:p>
          </table:table-cell>
          <table:table-cell office:value-type="float" office:value="0.245" calcext:value-type="float">
            <text:p>0.245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45014245014245" calcext:value-type="float">
            <text:p>0.2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SurvivalMultiKKClaytonCopulaIVWC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42:20 EDT</text:p>
          </table:table-cell>
          <table:table-cell office:value-type="float" office:value="45.219" calcext:value-type="float">
            <text:p>45.219</text:p>
          </table:table-cell>
          <table:table-cell office:value-type="float" office:value="-0.034" calcext:value-type="float">
            <text:p>-0.034</text:p>
          </table:table-cell>
          <table:table-cell table:number-columns-repeated="3"/>
          <table:table-cell office:value-type="float" office:value="383" calcext:value-type="float">
            <text:p>38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336501436660296" calcext:value-type="float">
            <text:p>-0.033650143666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SurvivalMultiKKClaytonCopulaIVWC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4:42:20 EDT</text:p>
          </table:table-cell>
          <table:table-cell office:value-type="float" office:value="0" calcext:value-type="float">
            <text:p>0</text:p>
          </table:table-cell>
          <table:table-cell office:value-type="float" office:value="0.314" calcext:value-type="float">
            <text:p>0.314</text:p>
          </table:table-cell>
          <table:table-cell table:number-columns-repeated="3"/>
          <table:table-cell office:value-type="float" office:value="384" calcext:value-type="float">
            <text:p>38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14109027571875" calcext:value-type="float">
            <text:p>0.31410902757187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SurvivalMultiKKClaytonCopulaIVWC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4:42:20 EDT</text:p>
          </table:table-cell>
          <table:table-cell office:value-type="float" office:value="0" calcext:value-type="float">
            <text:p>0</text:p>
          </table:table-cell>
          <table:table-cell office:value-type="float" office:value="-0.099" calcext:value-type="float">
            <text:p>-0.099</text:p>
          </table:table-cell>
          <table:table-cell office:value-type="float" office:value="0.032" calcext:value-type="float">
            <text:p>0.03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991683391376793 0.03186805180562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SurvivalMultiKKClaytonCopulaIVWC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1 07:33:24 EDT</text:p>
          </table:table-cell>
          <table:table-cell office:value-type="float" office:value="10263.549" calcext:value-type="float">
            <text:p>10263.5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SurvivalMultiKKClaytonCopulaIVWC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1 10:21:30 EDT</text:p>
          </table:table-cell>
          <table:table-cell office:value-type="float" office:value="10086.371" calcext:value-type="float">
            <text:p>10086.371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87" calcext:value-type="float">
            <text:p>38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1025641025641" calcext:value-type="float">
            <text:p>0.410256410256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DepCensTransform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0:51:47 EDT</text:p>
          </table:table-cell>
          <table:table-cell office:value-type="float" office:value="54.181" calcext:value-type="float">
            <text:p>54.181</text:p>
          </table:table-cell>
          <table:table-cell office:value-type="float" office:value="0.762" calcext:value-type="float">
            <text:p>0.762</text:p>
          </table:table-cell>
          <table:table-cell table:number-columns-repeated="3"/>
          <table:table-cell office:value-type="float" office:value="388" calcext:value-type="float">
            <text:p>38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761777764459947" calcext:value-type="float">
            <text:p>0.7617777644599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SurvivalMultiDepCensTransform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0:51:47 EDT</text:p>
          </table:table-cell>
          <table:table-cell office:value-type="float" office:value="0.03" calcext:value-type="float">
            <text:p>0.03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026" calcext:value-type="float">
            <text:p>0.02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35544975722458 0.026022370974037</text:p>
          </table:table-cell>
          <table:table-cell office:value-type="string" calcext:value-type="string">
            <text:p>ok</text:p>
          </table:table-cell>
        </table:table-row>
      </table:table>
      <table:named-expressions>
        <table:named-range table:name="DATA" table:base-cell-address="$Data.$A$1" table:cell-range-address="$Data.$A$1:.$W$38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6-04-12T00:21:51.888164617</dc:date>
    <meta:editing-duration>P0D</meta:editing-duration>
    <meta:editing-cycles>1</meta:editing-cycles>
    <meta:document-statistic meta:table-count="1" meta:cell-count="7891" meta:object-count="0"/>
    <meta:generator>LibreOffice/6.4.7.2$Linux_X86_64 LibreOffice_project/40$Build-2</meta:generator>
  </office:meta>
</office:document-meta>
</file>